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cm" table:align="margins"/>
    </style:style>
    <style:style style:name="Tabela6.A" style:family="table-column">
      <style:table-column-properties style:column-width="14.222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cm" table:align="margins"/>
    </style:style>
    <style:style style:name="Tabela10.A" style:family="table-column">
      <style:table-column-properties style:column-width="14.222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1" style:family="table">
      <style:table-properties style:width="16cm" table:align="margins"/>
    </style:style>
    <style:style style:name="Tabela11.A" style:family="table-column">
      <style:table-column-properties style:column-width="14.222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cm" table:align="margins"/>
    </style:style>
    <style:style style:name="Tabela12.A" style:family="table-column">
      <style:table-column-properties style:column-width="14.222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124cm" table:align="center" style:may-break-between-rows="true" table:border-model="collapsing"/>
    </style:style>
    <style:style style:name="Tabela16.A" style:family="table-column">
      <style:table-column-properties style:column-width="5.308cm"/>
    </style:style>
    <style:style style:name="Tabela16.B" style:family="table-column">
      <style:table-column-properties style:column-width="10.816cm"/>
    </style:style>
    <style:style style:name="Tabela16.1" style:family="table-row">
      <style:table-row-properties style:min-row-height="0.513cm" fo:keep-together="auto"/>
    </style:style>
    <style:style style:name="Tabela1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6.2" style:family="table-row">
      <style:table-row-properties style:min-row-height="0.513cm"/>
    </style:style>
    <style:style style:name="Tabela16.A2" style:family="table-cell">
      <style:table-cell-properties fo:background-color="transparent" fo:padding="0cm" fo:border="none" style:writing-mode="page">
        <style:background-image/>
      </style:table-cell-properties>
    </style:style>
    <style:style style:name="Tabela16.3" style:family="table-row">
      <style:table-row-properties style:min-row-height="0.513cm"/>
    </style:style>
    <style:style style:name="Tabela16.4" style:family="table-row">
      <style:table-row-properties style:min-row-height="0.513cm"/>
    </style:style>
    <style:style style:name="Tabela16.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fo:font-size="10pt" fo:language="en" fo:country="US" style:font-size-asian="10pt" style:font-size-complex="10pt"/>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bold" officeooo:rsid="01edb94d" officeooo:paragraph-rsid="01edb94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language="en" fo:country="US"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Arial" fo:font-size="12pt" fo:language="en" fo:country="US" fo:font-style="normal" fo:text-shadow="none" style:text-underline-style="none" fo:font-weight="normal" officeooo:rsid="01eebb3a" officeooo:paragraph-rsid="01eebb3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language="en" fo:country="US"/>
    </style:style>
    <style:style style:name="P12" style:family="paragraph" style:parent-style-name="Table_20_Contents">
      <style:paragraph-properties fo:text-align="start" style:justify-single-word="false"/>
      <style:text-properties fo:language="en" fo:country="US" officeooo:paragraph-rsid="011f4dad"/>
    </style:style>
    <style:style style:name="P13" style:family="paragraph" style:parent-style-name="Table_20_Contents">
      <style:paragraph-properties fo:text-align="end" style:justify-single-word="false"/>
      <style:text-properties fo:language="en" fo:country="US"/>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Quadro">
      <style:paragraph-properties fo:keep-with-next="always"/>
      <style:text-properties fo:language="en" fo:country="US"/>
    </style:style>
    <style:style style:name="P16" style:family="paragraph" style:parent-style-name="Table">
      <style:paragraph-properties fo:keep-with-next="always"/>
      <style:text-properties fo:language="en" fo:country="US" officeooo:paragraph-rsid="01edb94d"/>
    </style:style>
    <style:style style:name="P17" style:family="paragraph" style:parent-style-name="ABNT_20_-_20_Fonte_20_Figuras_20_Graficos_20_Etc">
      <style:text-properties fo:language="en" fo:country="US" officeooo:rsid="01ec3698" officeooo:paragraph-rsid="01edb94d"/>
    </style:style>
    <style:style style:name="P18" style:family="paragraph" style:parent-style-name="ABNT_20_-_20_Corpo_20_de_20_Texto">
      <style:text-properties fo:language="en" fo:country="US" officeooo:rsid="01ec3698" officeooo:paragraph-rsid="01ec3698"/>
    </style:style>
    <style:style style:name="P19" style:family="paragraph" style:parent-style-name="ABNT_20_-_20_Corpo_20_de_20_Texto">
      <style:text-properties fo:language="en" fo:country="US" officeooo:rsid="01fd3940" officeooo:paragraph-rsid="01fd3940"/>
    </style:style>
    <style:style style:name="P20" style:family="paragraph" style:parent-style-name="ABNT_20_-_20_Corpo_20_de_20_Texto">
      <style:text-properties fo:language="en" fo:country="US" officeooo:paragraph-rsid="01fb3bff"/>
    </style:style>
    <style:style style:name="P21" style:family="paragraph" style:parent-style-name="ABNT_20_-_20_Corpo_20_de_20_Texto">
      <style:text-properties fo:language="en" fo:country="US"/>
    </style:style>
    <style:style style:name="P22" style:family="paragraph" style:parent-style-name="ABNT_20_-_20_Corpo_20_de_20_Texto">
      <style:text-properties fo:language="en" fo:country="US" officeooo:rsid="0219413c" officeooo:paragraph-rsid="0219413c"/>
    </style:style>
    <style:style style:name="P23" style:family="paragraph" style:parent-style-name="ABNT_20_-_20_Corpo_20_de_20_Texto">
      <style:text-properties fo:language="en" fo:country="US" officeooo:rsid="021641dd" officeooo:paragraph-rsid="021641dd"/>
    </style:style>
    <style:style style:name="P24" style:family="paragraph" style:parent-style-name="ABNT_20_-_20_Corpo_20_de_20_Texto">
      <style:text-properties fo:language="en" fo:country="US" officeooo:rsid="0214de1d" officeooo:paragraph-rsid="0214de1d"/>
    </style:style>
    <style:style style:name="P25" style:family="paragraph" style:parent-style-name="ABNT_20_-_20_Corpo_20_de_20_Texto">
      <style:text-properties fo:language="en" fo:country="US" officeooo:rsid="01fae961" officeooo:paragraph-rsid="01fae961"/>
    </style:style>
    <style:style style:name="P26" style:family="paragraph" style:parent-style-name="ABNT_20_-_20_Corpo_20_de_20_Texto">
      <style:text-properties fo:language="en" fo:country="US" officeooo:rsid="01fe2be0" officeooo:paragraph-rsid="01fe2be0"/>
    </style:style>
    <style:style style:name="P27" style:family="paragraph" style:parent-style-name="ABNT_20_-_20_Corpo_20_de_20_Texto">
      <style:paragraph-properties fo:margin-left="0cm" fo:margin-right="0cm" fo:text-indent="0cm" style:auto-text-indent="false"/>
      <style:text-properties fo:language="en" fo:country="US" officeooo:rsid="008b45da" officeooo:paragraph-rsid="008b45da"/>
    </style:style>
    <style:style style:name="P28" style:family="paragraph" style:parent-style-name="ABNT_20_-_20_Corpo_20_de_20_Texto">
      <style:text-properties fo:language="en" fo:country="US" officeooo:rsid="01fae244" officeooo:paragraph-rsid="01fae244"/>
    </style:style>
    <style:style style:name="P29" style:family="paragraph" style:parent-style-name="ABNT_20_-_20_Corpo_20_de_20_Texto">
      <style:text-properties fo:language="en" fo:country="US" officeooo:paragraph-rsid="0180832d"/>
    </style:style>
    <style:style style:name="P30" style:family="paragraph" style:parent-style-name="ABNT_20_-_20_Corpo_20_de_20_Texto">
      <style:text-properties fo:language="en" fo:country="US" officeooo:paragraph-rsid="018ee8c9"/>
    </style:style>
    <style:style style:name="P31" style:family="paragraph" style:parent-style-name="ABNT_20_-_20_Corpo_20_de_20_Texto">
      <style:text-properties fo:language="en" fo:country="US" officeooo:rsid="0150e582" officeooo:paragraph-rsid="0150e582"/>
    </style:style>
    <style:style style:name="P32" style:family="paragraph" style:parent-style-name="Standard">
      <style:text-properties fo:language="en" fo:country="US" officeooo:rsid="0150e582"/>
    </style:style>
    <style:style style:name="P33" style:family="paragraph" style:parent-style-name="ABNT_20_-_20_Corpo_20_de_20_Texto">
      <style:text-properties fo:language="en" fo:country="US" officeooo:rsid="0155131a" officeooo:paragraph-rsid="0155131a"/>
    </style:style>
    <style:style style:name="P34" style:family="paragraph" style:parent-style-name="ABNT_20_-_20_Corpo_20_de_20_Texto">
      <style:text-properties fo:language="en" fo:country="US" officeooo:rsid="01532830" officeooo:paragraph-rsid="01532830"/>
    </style:style>
    <style:style style:name="P35" style:family="paragraph" style:parent-style-name="ABNT_20_-_20_Corpo_20_de_20_Texto">
      <style:text-properties fo:language="en" fo:country="US" officeooo:rsid="015bf1b2" officeooo:paragraph-rsid="015bf1b2"/>
    </style:style>
    <style:style style:name="P36" style:family="paragraph" style:parent-style-name="ABNT_20_-_20_Corpo_20_de_20_Texto">
      <style:paragraph-properties fo:margin-left="0cm" fo:margin-right="0cm" fo:text-indent="0cm" style:auto-text-indent="false"/>
      <style:text-properties fo:language="en" fo:country="US" officeooo:rsid="015bf1b2" officeooo:paragraph-rsid="015bf1b2"/>
    </style:style>
    <style:style style:name="P37" style:family="paragraph" style:parent-style-name="ABNT_20_-_20_Corpo_20_de_20_Texto">
      <style:text-properties fo:language="en" fo:country="US" officeooo:rsid="01e3d2a5" officeooo:paragraph-rsid="01e3d2a5"/>
    </style:style>
    <style:style style:name="P38" style:family="paragraph" style:parent-style-name="ABNT_20_-_20_Corpo_20_de_20_Texto">
      <style:text-properties fo:language="en" fo:country="US" officeooo:rsid="01e5792c" officeooo:paragraph-rsid="01e5792c"/>
    </style:style>
    <style:style style:name="P39" style:family="paragraph" style:parent-style-name="Standard">
      <style:text-properties fo:language="en" fo:country="US" officeooo:rsid="01e5792c" officeooo:paragraph-rsid="01e5792c"/>
    </style:style>
    <style:style style:name="P40" style:family="paragraph" style:parent-style-name="ABNT_20_-_20_Corpo_20_de_20_Texto">
      <style:text-properties fo:language="en" fo:country="US" officeooo:rsid="01e6e031" officeooo:paragraph-rsid="01e6e031"/>
    </style:style>
    <style:style style:name="P41" style:family="paragraph" style:parent-style-name="Standard">
      <style:text-properties fo:language="en" fo:country="US" officeooo:rsid="01e6e031" officeooo:paragraph-rsid="01e6e031"/>
    </style:style>
    <style:style style:name="P42" style:family="paragraph" style:parent-style-name="Standard">
      <style:text-properties fo:language="en" fo:country="US" officeooo:rsid="01e6e031" officeooo:paragraph-rsid="01e5792c"/>
    </style:style>
    <style:style style:name="P43" style:family="paragraph" style:parent-style-name="ABNT_20_-_20_Corpo_20_de_20_Texto">
      <style:text-properties fo:language="en" fo:country="US" officeooo:rsid="01eac101" officeooo:paragraph-rsid="01eac101"/>
    </style:style>
    <style:style style:name="P44" style:family="paragraph" style:parent-style-name="ABNT_20_-_20_Corpo_20_de_20_Texto">
      <style:text-properties fo:language="en" fo:country="US" officeooo:rsid="01ec27b7" officeooo:paragraph-rsid="01ec27b7"/>
    </style:style>
    <style:style style:name="P45" style:family="paragraph" style:parent-style-name="ABNT_20_-_20_Corpo_20_de_20_Texto">
      <style:text-properties fo:language="en" fo:country="US" officeooo:paragraph-rsid="01f77aab"/>
    </style:style>
    <style:style style:name="P46" style:family="paragraph" style:parent-style-name="Bibliography_20_1">
      <style:text-properties fo:language="en" fo:country="US"/>
    </style:style>
    <style:style style:name="P47" style:family="paragraph" style:parent-style-name="Standard">
      <style:paragraph-properties fo:keep-with-next="always"/>
      <style:text-properties fo:language="en" fo:country="US" officeooo:paragraph-rsid="011f4dad"/>
    </style:style>
    <style:style style:name="P48" style:family="paragraph" style:parent-style-name="Standard">
      <style:text-properties fo:language="en" fo:country="US" officeooo:paragraph-rsid="011f4dad"/>
    </style:style>
    <style:style style:name="P49" style:family="paragraph" style:parent-style-name="Standard">
      <style:text-properties fo:language="en" fo:country="US" officeooo:paragraph-rsid="01528d5e"/>
    </style:style>
    <style:style style:name="P50" style:family="paragraph" style:parent-style-name="Standard">
      <style:text-properties fo:language="en" fo:country="US" officeooo:paragraph-rsid="01e3d2a5"/>
    </style:style>
    <style:style style:name="P51" style:family="paragraph" style:parent-style-name="Standard">
      <style:text-properties fo:language="en" fo:country="US" officeooo:paragraph-rsid="01e6e031"/>
    </style:style>
    <style:style style:name="P52" style:family="paragraph" style:parent-style-name="Standard">
      <style:text-properties fo:language="en" fo:country="US" officeooo:paragraph-rsid="01e5792c"/>
    </style:style>
    <style:style style:name="P53" style:family="paragraph" style:parent-style-name="Standard">
      <style:text-properties fo:language="en" fo:country="US"/>
    </style:style>
    <style:style style:name="P54" style:family="paragraph" style:parent-style-name="Table_20_Contents">
      <style:paragraph-properties fo:text-align="start" style:justify-single-word="false"/>
      <style:text-properties style:font-name="Arial" fo:language="en" fo:country="US"/>
    </style:style>
    <style:style style:name="P55" style:family="paragraph" style:parent-style-name="ABNT_20_-_20_Fonte_20_Figuras_20_Graficos_20_Etc">
      <style:text-properties style:font-name="Arial2" fo:language="en" fo:country="US" officeooo:rsid="0027d7f9" officeooo:paragraph-rsid="011f4dad"/>
    </style:style>
    <style:style style:name="P56" style:family="paragraph" style:parent-style-name="ABNT_20_-_20_Corpo_20_de_20_Texto">
      <style:text-properties style:font-name="Arial2" fo:language="en" fo:country="US" officeooo:rsid="01fd3940" officeooo:paragraph-rsid="01fd3940"/>
    </style:style>
    <style:style style:name="P57" style:family="paragraph" style:parent-style-name="ABNT_20_-_20_Corpo_20_de_20_Texto">
      <style:text-properties style:font-name="Arial2" fo:language="en" fo:country="US" officeooo:rsid="02001766" officeooo:paragraph-rsid="02001766"/>
    </style:style>
    <style:style style:name="P58" style:family="paragraph" style:parent-style-name="ABNT_20_-_20_Corpo_20_de_20_Texto">
      <style:text-properties style:font-name="Arial2" fo:language="en" fo:country="US" officeooo:rsid="02130f3b"/>
    </style:style>
    <style:style style:name="P59" style:family="paragraph" style:parent-style-name="ABNT_20_-_20_Corpo_20_de_20_Texto">
      <style:text-properties style:font-name="Arial2" fo:language="en" fo:country="US" officeooo:rsid="021641dd" officeooo:paragraph-rsid="021641dd"/>
    </style:style>
    <style:style style:name="P60" style:family="paragraph" style:parent-style-name="ABNT_20_-_20_Corpo_20_de_20_Texto">
      <style:text-properties style:font-name="Arial2" fo:language="en" fo:country="US" officeooo:rsid="02183852" officeooo:paragraph-rsid="021641dd"/>
    </style:style>
    <style:style style:name="P61" style:family="paragraph" style:parent-style-name="ABNT_20_-_20_Corpo_20_de_20_Texto">
      <style:text-properties style:font-name="Arial2" fo:language="en" fo:country="US" officeooo:rsid="0210e3af" officeooo:paragraph-rsid="020958fa"/>
    </style:style>
    <style:style style:name="P62" style:family="paragraph" style:parent-style-name="ABNT_20_-_20_Corpo_20_de_20_Texto">
      <style:text-properties style:font-name="Arial2" fo:language="en" fo:country="US" officeooo:rsid="01fae244" officeooo:paragraph-rsid="00890963"/>
    </style:style>
    <style:style style:name="P63" style:family="paragraph" style:parent-style-name="ABNT_20_-_20_Corpo_20_de_20_Texto">
      <style:text-properties style:font-name="Arial2" fo:language="en" fo:country="US" officeooo:rsid="01fae244" officeooo:paragraph-rsid="01fae244"/>
    </style:style>
    <style:style style:name="P64" style:family="paragraph" style:parent-style-name="ABNT_20_-_20_Corpo_20_de_20_Texto">
      <style:text-properties style:font-name="Arial2" fo:language="en" fo:country="US" officeooo:rsid="01fae961" officeooo:paragraph-rsid="01fae961"/>
    </style:style>
    <style:style style:name="P65" style:family="paragraph" style:parent-style-name="ABNT_20_-_20_Corpo_20_de_20_Texto">
      <style:text-properties style:font-name="Arial2" fo:language="en" fo:country="US" officeooo:rsid="0157a4fb" officeooo:paragraph-rsid="0157a4fb"/>
    </style:style>
    <style:style style:name="P66" style:family="paragraph" style:parent-style-name="ABNT_20_-_20_Corpo_20_de_20_Texto">
      <style:text-properties style:text-position="0% 100%" fo:language="en" fo:country="US" officeooo:rsid="015bf1b2" officeooo:paragraph-rsid="015bf1b2"/>
    </style:style>
    <style:style style:name="P67" style:family="paragraph" style:parent-style-name="ABNT_20_-_20_Corpo_20_de_20_Texto">
      <style:text-properties style:text-position="0% 100%" fo:language="en" fo:country="US" officeooo:rsid="01ec27b7" officeooo:paragraph-rsid="01ec27b7"/>
    </style:style>
    <style:style style:name="P68" style:family="paragraph" style:parent-style-name="Standard">
      <style:text-properties style:text-position="0% 100%" fo:language="en" fo:country="US" officeooo:rsid="01ec27b7" officeooo:paragraph-rsid="01eac101"/>
    </style:style>
    <style:style style:name="P69" style:family="paragraph" style:parent-style-name="Standard">
      <style:text-properties style:text-position="0% 100%" fo:language="en" fo:country="US" officeooo:rsid="01e5792c"/>
    </style:style>
    <style:style style:name="P70" style:family="paragraph" style:parent-style-name="ABNT_20_-_20_Corpo_20_de_20_Texto" style:list-style-name="L1">
      <style:text-properties style:font-name="Arial2" fo:language="en" fo:country="US" officeooo:rsid="02001766" officeooo:paragraph-rsid="02001766"/>
    </style:style>
    <style:style style:name="P71" style:family="paragraph" style:parent-style-name="ABNT_20_-_20_Corpo_20_de_20_Texto">
      <style:text-properties style:font-name="Arial2" fo:language="en" fo:country="US" officeooo:rsid="02130f3b"/>
    </style:style>
    <style:style style:name="P72" style:family="paragraph" style:parent-style-name="ABNT_20_-_20_Corpo_20_de_20_Texto">
      <style:paragraph-properties fo:break-before="page"/>
      <style:text-properties style:font-name="Arial2" fo:language="en" fo:country="US" officeooo:rsid="02130f3b" officeooo:paragraph-rsid="0219413c"/>
    </style:style>
    <style:style style:name="P73" style:family="paragraph" style:parent-style-name="ABNT_20_-_20_Corpo_20_de_20_Texto" style:list-style-name="L2">
      <style:text-properties fo:language="en" fo:country="US" officeooo:rsid="01e5792c" officeooo:paragraph-rsid="01e5792c"/>
    </style:style>
    <style:style style:name="P74" style:family="paragraph" style:parent-style-name="ABNT_20_-_20_Título_20_1">
      <style:text-properties fo:text-transform="uppercase" style:font-name="Arial1" fo:language="en" fo:country="US" fo:font-weight="bold" officeooo:rsid="01fae244" officeooo:paragraph-rsid="01fae244"/>
    </style:style>
    <style:style style:name="P75" style:family="paragraph" style:parent-style-name="ABNT_20_-_20_Título_20_1">
      <style:text-properties fo:text-transform="uppercase" style:font-name="Arial1" fo:language="en" fo:country="US" fo:font-weight="bold" officeooo:rsid="01f26514" officeooo:paragraph-rsid="01f26514"/>
    </style:style>
    <style:style style:name="P76" style:family="paragraph" style:parent-style-name="ABNT_20_-_20_Título_20_1">
      <style:text-properties fo:language="en" fo:country="US"/>
    </style:style>
    <style:style style:name="P77" style:family="paragraph" style:parent-style-name="ABNT_20_-_20_Título_20_1">
      <style:text-properties fo:language="en" fo:country="US" officeooo:rsid="01f77aab" officeooo:paragraph-rsid="01f77aab"/>
    </style:style>
    <style:style style:name="P78" style:family="paragraph" style:parent-style-name="ABNT_20_-_20_Título_20_2">
      <style:text-properties fo:font-variant="normal" fo:text-transform="none" style:font-name="Arial1" fo:language="en" fo:country="US" fo:font-weight="bold" officeooo:rsid="01fae244" officeooo:paragraph-rsid="01fae244" style:font-weight-asian="normal" style:font-weight-complex="normal"/>
    </style:style>
    <style:style style:name="P79" style:family="paragraph" style:parent-style-name="ABNT_20_-_20_Título_20_2">
      <style:text-properties fo:language="en" fo:country="US" officeooo:rsid="01fae244" officeooo:paragraph-rsid="01fae244"/>
    </style:style>
    <style:style style:name="P80" style:family="paragraph" style:parent-style-name="ABNT_20_-_20_Título_20_2">
      <style:text-properties fo:language="en" fo:country="US"/>
    </style:style>
    <style:style style:name="P81" style:family="paragraph" style:parent-style-name="ABNT_20_-_20_Título_20_2">
      <style:text-properties fo:language="en" fo:country="US" officeooo:rsid="009259af" officeooo:paragraph-rsid="009259af"/>
    </style:style>
    <style:style style:name="P82" style:family="paragraph" style:parent-style-name="ABNT_20_-_20_Título_20_3">
      <style:text-properties fo:language="en" fo:country="US" officeooo:rsid="009259af" officeooo:paragraph-rsid="009259af"/>
    </style:style>
    <style:style style:name="P83" style:family="paragraph" style:parent-style-name="ABNT_20_-_20_Título_20_3">
      <style:text-properties fo:language="en" fo:country="US" officeooo:rsid="014b9e28" officeooo:paragraph-rsid="014b9e28"/>
    </style:style>
    <style:style style:name="P84" style:family="paragraph" style:parent-style-name="ABNT_20_-_20_Título_20_3">
      <style:text-properties fo:language="en" fo:country="US" officeooo:rsid="01e1fd93" officeooo:paragraph-rsid="01e1fd93"/>
    </style:style>
    <style:style style:name="P85" style:family="paragraph" style:parent-style-name="ABNT_20_-_20_Título_20_3">
      <style:text-properties fo:language="en" fo:country="US" officeooo:rsid="01ec3698" officeooo:paragraph-rsid="01ec3698"/>
    </style:style>
    <style:style style:name="P86" style:family="paragraph" style:parent-style-name="ABNT_20_-_20_Título_20_4">
      <style:text-properties fo:language="en" fo:country="US" officeooo:rsid="01e5792c" officeooo:paragraph-rsid="01e5792c"/>
    </style:style>
    <style:style style:name="P87" style:family="paragraph" style:parent-style-name="ABNT_20_-_20_Título_20_4">
      <style:text-properties fo:language="en" fo:country="US" officeooo:rsid="01eac101" officeooo:paragraph-rsid="01eac10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2"/>
    </style:style>
    <style:style style:name="T4" style:family="text">
      <style:text-properties style:font-name="Arial2" fo:font-style="italic" officeooo:rsid="0155131a" style:font-style-asian="italic" style:font-style-complex="italic"/>
    </style:style>
    <style:style style:name="T5" style:family="text">
      <style:text-properties style:font-name="Arial2" fo:font-style="italic" officeooo:rsid="02183852" style:font-style-asian="italic" style:font-style-complex="italic"/>
    </style:style>
    <style:style style:name="T6" style:family="text">
      <style:text-properties style:font-name="Arial2" fo:font-style="italic" officeooo:rsid="021a7a81" style:font-style-asian="italic" style:font-style-complex="italic"/>
    </style:style>
    <style:style style:name="T7" style:family="text">
      <style:text-properties style:font-name="Arial2" fo:font-style="italic" officeooo:rsid="0221f55c" style:font-style-asian="italic" style:font-style-complex="italic"/>
    </style:style>
    <style:style style:name="T8" style:family="text">
      <style:text-properties style:font-name="Arial2" fo:font-style="normal" officeooo:rsid="01579e4f" style:font-style-asian="normal" style:font-style-complex="normal"/>
    </style:style>
    <style:style style:name="T9" style:family="text">
      <style:text-properties style:font-name="Arial2" fo:font-style="normal" officeooo:rsid="015aa01d" style:font-style-asian="normal" style:font-style-complex="normal"/>
    </style:style>
    <style:style style:name="T10" style:family="text">
      <style:text-properties style:font-name="Arial2" fo:font-style="normal" officeooo:rsid="0165c4ce" style:font-style-asian="normal" style:font-style-complex="normal"/>
    </style:style>
    <style:style style:name="T11" style:family="text">
      <style:text-properties style:font-name="Arial2" fo:font-style="normal" officeooo:rsid="0166458f" style:font-style-asian="normal" style:font-style-complex="normal"/>
    </style:style>
    <style:style style:name="T12" style:family="text">
      <style:text-properties style:font-name="Arial2" fo:font-style="normal" officeooo:rsid="0155131a" style:font-style-asian="normal" style:font-style-complex="normal"/>
    </style:style>
    <style:style style:name="T13" style:family="text">
      <style:text-properties style:font-name="Arial2" fo:font-style="normal" officeooo:rsid="01591a42" style:font-style-asian="normal" style:font-style-complex="normal"/>
    </style:style>
    <style:style style:name="T14" style:family="text">
      <style:text-properties style:font-name="Arial2" fo:font-style="normal" officeooo:rsid="0221f55c" style:font-style-asian="normal" style:font-style-complex="normal"/>
    </style:style>
    <style:style style:name="T15" style:family="text">
      <style:text-properties style:font-name="Arial2" fo:font-style="normal" officeooo:rsid="022820ea" style:font-style-asian="normal" style:font-style-complex="normal"/>
    </style:style>
    <style:style style:name="T16" style:family="text">
      <style:text-properties style:font-name="Arial2" fo:font-style="normal" officeooo:rsid="022a3126" style:font-style-asian="normal" style:font-style-complex="normal"/>
    </style:style>
    <style:style style:name="T17" style:family="text">
      <style:text-properties style:font-name="Arial2" officeooo:rsid="010af0bd"/>
    </style:style>
    <style:style style:name="T18" style:family="text">
      <style:text-properties style:font-name="Arial2" officeooo:rsid="010d77d6"/>
    </style:style>
    <style:style style:name="T19" style:family="text">
      <style:text-properties style:font-name="Arial2" officeooo:rsid="010e3906"/>
    </style:style>
    <style:style style:name="T20" style:family="text">
      <style:text-properties style:font-name="Arial2" officeooo:rsid="01300de4"/>
    </style:style>
    <style:style style:name="T21" style:family="text">
      <style:text-properties style:font-name="Arial2" officeooo:rsid="01591a42"/>
    </style:style>
    <style:style style:name="T22" style:family="text">
      <style:text-properties style:font-name="Arial2" officeooo:rsid="0155131a"/>
    </style:style>
    <style:style style:name="T23" style:family="text">
      <style:text-properties style:font-name="Arial2" officeooo:rsid="01635a23"/>
    </style:style>
    <style:style style:name="T24" style:family="text">
      <style:text-properties style:font-name="Arial2" officeooo:rsid="01648058"/>
    </style:style>
    <style:style style:name="T25" style:family="text">
      <style:text-properties style:font-name="Arial2" officeooo:rsid="017e177f"/>
    </style:style>
    <style:style style:name="T26" style:family="text">
      <style:text-properties style:font-name="Arial2" fo:font-size="12pt" fo:font-style="normal" officeooo:rsid="017fe4c4" style:font-size-asian="12pt" style:font-style-asian="italic" style:font-name-complex="Lucida Sans1" style:font-size-complex="12pt" style:font-style-complex="italic"/>
    </style:style>
    <style:style style:name="T27" style:family="text">
      <style:text-properties style:font-name="Arial2" officeooo:rsid="0180832d"/>
    </style:style>
    <style:style style:name="T28" style:family="text">
      <style:text-properties style:font-name="Arial2" officeooo:rsid="017fe4c4"/>
    </style:style>
    <style:style style:name="T29" style:family="text">
      <style:text-properties style:font-name="Arial2" officeooo:rsid="0181f305"/>
    </style:style>
    <style:style style:name="T30" style:family="text">
      <style:text-properties style:font-name="Arial2" officeooo:rsid="018640b0"/>
    </style:style>
    <style:style style:name="T31" style:family="text">
      <style:text-properties style:font-name="Arial2" officeooo:rsid="0186963d"/>
    </style:style>
    <style:style style:name="T32" style:family="text">
      <style:text-properties style:font-name="Arial2" officeooo:rsid="01877763"/>
    </style:style>
    <style:style style:name="T33" style:family="text">
      <style:text-properties style:font-name="Arial2" officeooo:rsid="0190e38c"/>
    </style:style>
    <style:style style:name="T34" style:family="text">
      <style:text-properties style:font-name="Arial2" officeooo:rsid="0191c4b7"/>
    </style:style>
    <style:style style:name="T35" style:family="text">
      <style:text-properties style:font-name="Arial2" officeooo:rsid="01eac101"/>
    </style:style>
    <style:style style:name="T36" style:family="text">
      <style:text-properties style:font-name="Arial2" officeooo:rsid="0202c20b"/>
    </style:style>
    <style:style style:name="T37" style:family="text">
      <style:text-properties style:font-name="Arial2" officeooo:rsid="0200f081"/>
    </style:style>
    <style:style style:name="T38" style:family="text">
      <style:text-properties style:font-name="Arial2" officeooo:rsid="0203464d"/>
    </style:style>
    <style:style style:name="T39" style:family="text">
      <style:text-properties style:font-name="Arial2" officeooo:rsid="0203e557"/>
    </style:style>
    <style:style style:name="T40" style:family="text">
      <style:text-properties style:font-name="Arial2" officeooo:rsid="0204ddb1"/>
    </style:style>
    <style:style style:name="T41" style:family="text">
      <style:text-properties style:font-name="Arial2" officeooo:rsid="0204ee85"/>
    </style:style>
    <style:style style:name="T42" style:family="text">
      <style:text-properties style:font-name="Arial2" officeooo:rsid="0208811d"/>
    </style:style>
    <style:style style:name="T43" style:family="text">
      <style:text-properties style:font-name="Arial2" officeooo:rsid="0208b6f7"/>
    </style:style>
    <style:style style:name="T44" style:family="text">
      <style:text-properties style:font-name="Arial2" officeooo:rsid="0209044c"/>
    </style:style>
    <style:style style:name="T45" style:family="text">
      <style:text-properties style:font-name="Arial2" officeooo:rsid="020d474b"/>
    </style:style>
    <style:style style:name="T46" style:family="text">
      <style:text-properties style:font-name="Arial2" officeooo:rsid="020df3e9"/>
    </style:style>
    <style:style style:name="T47" style:family="text">
      <style:text-properties style:font-name="Arial2" officeooo:rsid="0210e3af"/>
    </style:style>
    <style:style style:name="T48" style:family="text">
      <style:text-properties style:font-name="Arial2" officeooo:rsid="02130f3b"/>
    </style:style>
    <style:style style:name="T49" style:family="text">
      <style:text-properties style:font-name="Arial2" officeooo:rsid="02168ef4"/>
    </style:style>
    <style:style style:name="T50" style:family="text">
      <style:text-properties style:font-name="Arial2" officeooo:rsid="02183852"/>
    </style:style>
    <style:style style:name="T51" style:family="text">
      <style:text-properties style:font-name="Arial2" officeooo:rsid="0218891b"/>
    </style:style>
    <style:style style:name="T52" style:family="text">
      <style:text-properties style:font-name="Arial2" officeooo:rsid="021a7a81"/>
    </style:style>
    <style:style style:name="T53" style:family="text">
      <style:text-properties style:font-name="Arial2" officeooo:rsid="021c4433"/>
    </style:style>
    <style:style style:name="T54" style:family="text">
      <style:text-properties style:font-name="Arial2" officeooo:rsid="021e04c9"/>
    </style:style>
    <style:style style:name="T55" style:family="text">
      <style:text-properties style:font-name="Arial2" officeooo:rsid="0221ce80"/>
    </style:style>
    <style:style style:name="T56" style:family="text">
      <style:text-properties style:font-name="Arial2" officeooo:rsid="0221f55c"/>
    </style:style>
    <style:style style:name="T57" style:family="text">
      <style:text-properties style:font-name="Arial2" officeooo:rsid="02237cab"/>
    </style:style>
    <style:style style:name="T58" style:family="text">
      <style:text-properties style:font-name="Arial2" officeooo:rsid="0224fa6e"/>
    </style:style>
    <style:style style:name="T59" style:family="text">
      <style:text-properties fo:font-style="italic" style:font-style-asian="italic" style:font-style-complex="italic"/>
    </style:style>
    <style:style style:name="T60" style:family="text">
      <style:text-properties fo:font-style="italic" officeooo:rsid="012b6204" style:font-style-asian="italic" style:font-style-complex="italic"/>
    </style:style>
    <style:style style:name="T61" style:family="text">
      <style:text-properties fo:font-style="italic" officeooo:rsid="0150d4f5" style:font-style-asian="italic" style:font-style-complex="italic"/>
    </style:style>
    <style:style style:name="T62" style:family="text">
      <style:text-properties fo:font-style="italic" officeooo:rsid="01532830" style:font-style-asian="italic" style:font-style-complex="italic"/>
    </style:style>
    <style:style style:name="T63" style:family="text">
      <style:text-properties fo:font-style="italic" officeooo:rsid="017d1274" style:font-style-asian="italic" style:font-style-complex="italic"/>
    </style:style>
    <style:style style:name="T64" style:family="text">
      <style:text-properties fo:font-style="italic" officeooo:rsid="0208b6f7"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dcb2b7" style:font-style-asian="normal" style:font-style-complex="normal"/>
    </style:style>
    <style:style style:name="T67" style:family="text">
      <style:text-properties fo:font-style="normal" officeooo:rsid="0095bc01" style:font-style-asian="normal" style:font-style-complex="normal"/>
    </style:style>
    <style:style style:name="T68" style:family="text">
      <style:text-properties fo:font-style="normal" officeooo:rsid="01532830" style:font-style-asian="normal" style:font-style-complex="normal"/>
    </style:style>
    <style:style style:name="T69" style:family="text">
      <style:text-properties fo:font-style="normal" officeooo:rsid="0155d387" style:font-style-asian="normal" style:font-style-complex="normal"/>
    </style:style>
    <style:style style:name="T70" style:family="text">
      <style:text-properties fo:font-style="normal" officeooo:rsid="01579e4f" style:font-style-asian="normal" style:font-style-complex="normal"/>
    </style:style>
    <style:style style:name="T71" style:family="text">
      <style:text-properties fo:font-style="normal" officeooo:rsid="017d1274" style:font-style-asian="normal" style:font-style-complex="normal"/>
    </style:style>
    <style:style style:name="T72" style:family="text">
      <style:text-properties fo:font-style="normal" officeooo:rsid="0208b6f7" style:font-style-asian="normal" style:font-style-complex="normal"/>
    </style:style>
    <style:style style:name="T73" style:family="text">
      <style:text-properties fo:font-variant="normal" fo:text-transform="none" style:text-position="0% 100%" style:font-name="Arial2" fo:font-style="normal" style:text-underline-style="none" fo:font-weight="normal" officeooo:rsid="0204ee85"/>
    </style:style>
    <style:style style:name="T74" style:family="text">
      <style:text-properties fo:font-variant="normal" fo:text-transform="none" style:text-position="0% 100%" style:font-name="Arial2" fo:font-style="normal" style:text-underline-style="none" fo:font-weight="normal" officeooo:rsid="0208811d"/>
    </style:style>
    <style:style style:name="T75" style:family="text">
      <style:text-properties fo:font-variant="normal" fo:text-transform="none" style:text-position="0% 100%" style:font-name="Arial2" fo:font-style="normal" style:text-underline-style="none" fo:font-weight="normal" officeooo:rsid="020d474b"/>
    </style:style>
    <style:style style:name="T76" style:family="text">
      <style:text-properties fo:font-variant="normal" fo:text-transform="none" style:text-position="0% 100%" fo:font-style="normal" style:text-underline-style="none" fo:font-weight="normal"/>
    </style:style>
    <style:style style:name="T77" style:family="text">
      <style:text-properties officeooo:rsid="00a5d525"/>
    </style:style>
    <style:style style:name="T78" style:family="text">
      <style:text-properties style:text-position="sub 58%"/>
    </style:style>
    <style:style style:name="T79" style:family="text">
      <style:text-properties style:text-position="sub 58%" officeooo:rsid="01eebb3a"/>
    </style:style>
    <style:style style:name="T80" style:family="text">
      <style:text-properties officeooo:rsid="0100a3d0"/>
    </style:style>
    <style:style style:name="T81" style:family="text">
      <style:text-properties officeooo:rsid="0102804a"/>
    </style:style>
    <style:style style:name="T82" style:family="text">
      <style:text-properties officeooo:rsid="010337d0"/>
    </style:style>
    <style:style style:name="T83" style:family="text">
      <style:text-properties officeooo:rsid="0105e780"/>
    </style:style>
    <style:style style:name="T84" style:family="text">
      <style:text-properties officeooo:rsid="01204d96"/>
    </style:style>
    <style:style style:name="T85"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86"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officeooo:rsid="01238a7a"/>
    </style:style>
    <style:style style:name="T88" style:family="text">
      <style:text-properties officeooo:rsid="01257121"/>
    </style:style>
    <style:style style:name="T89" style:family="text">
      <style:text-properties officeooo:rsid="012b6204"/>
    </style:style>
    <style:style style:name="T90" style:family="text">
      <style:text-properties officeooo:rsid="012e2c42"/>
    </style:style>
    <style:style style:name="T91" style:family="text">
      <style:text-properties officeooo:rsid="0150d4f5"/>
    </style:style>
    <style:style style:name="T92" style:family="text">
      <style:text-properties officeooo:rsid="0151876c"/>
    </style:style>
    <style:style style:name="T93" style:family="text">
      <style:text-properties officeooo:rsid="01532830"/>
    </style:style>
    <style:style style:name="T94" style:family="text">
      <style:text-properties style:text-position="0% 100%"/>
    </style:style>
    <style:style style:name="T95" style:family="text">
      <style:text-properties style:text-position="0% 100%" officeooo:rsid="01532eb9"/>
    </style:style>
    <style:style style:name="T96" style:family="text">
      <style:text-properties style:text-position="0% 100%" fo:font-style="italic" officeooo:rsid="01532eb9" style:font-style-asian="italic" style:font-style-complex="italic"/>
    </style:style>
    <style:style style:name="T97" style:family="text">
      <style:text-properties style:text-position="0% 100%" fo:font-style="normal" officeooo:rsid="01532eb9" style:font-style-asian="normal" style:font-style-complex="normal"/>
    </style:style>
    <style:style style:name="T98" style:family="text">
      <style:text-properties style:text-position="0% 100%" officeooo:rsid="0165bbe3"/>
    </style:style>
    <style:style style:name="T99" style:family="text">
      <style:text-properties style:text-position="0% 100%" officeooo:rsid="01e5792c"/>
    </style:style>
    <style:style style:name="T100" style:family="text">
      <style:text-properties style:text-position="0% 100%" style:font-name="Arial2" officeooo:rsid="01eac101"/>
    </style:style>
    <style:style style:name="T101" style:family="text">
      <style:text-properties style:text-position="0% 100%" style:font-name="Arial2" officeooo:rsid="01ec27b7"/>
    </style:style>
    <style:style style:name="T102" style:family="text">
      <style:text-properties style:text-position="0% 100%" officeooo:rsid="01ec27b7"/>
    </style:style>
    <style:style style:name="T103" style:family="text">
      <style:text-properties officeooo:rsid="0155131a"/>
    </style:style>
    <style:style style:name="T104" style:family="text">
      <style:text-properties officeooo:rsid="0165bbe3"/>
    </style:style>
    <style:style style:name="T105" style:family="text">
      <style:text-properties officeooo:rsid="017d1274"/>
    </style:style>
    <style:style style:name="T106" style:family="text">
      <style:text-properties officeooo:rsid="017e177f"/>
    </style:style>
    <style:style style:name="T107" style:family="text">
      <style:text-properties officeooo:rsid="01802446"/>
    </style:style>
    <style:style style:name="T108" style:family="text">
      <style:text-properties officeooo:rsid="0183b526"/>
    </style:style>
    <style:style style:name="T109" style:family="text">
      <style:text-properties officeooo:rsid="018ee8c9"/>
    </style:style>
    <style:style style:name="T110" style:family="text">
      <style:text-properties officeooo:rsid="0190e38c"/>
    </style:style>
    <style:style style:name="T111" style:family="text">
      <style:text-properties officeooo:rsid="0191c4b7"/>
    </style:style>
    <style:style style:name="T112" style:family="text">
      <style:text-properties officeooo:rsid="01929886"/>
    </style:style>
    <style:style style:name="T113" style:family="text">
      <style:text-properties officeooo:rsid="01945a8e"/>
    </style:style>
    <style:style style:name="T114" style:family="text">
      <style:text-properties officeooo:rsid="019759e9"/>
    </style:style>
    <style:style style:name="T115" style:family="text">
      <style:text-properties officeooo:rsid="0197dae1"/>
    </style:style>
    <style:style style:name="T116" style:family="text">
      <style:text-properties officeooo:rsid="01999481"/>
    </style:style>
    <style:style style:name="T117" style:family="text">
      <style:text-properties officeooo:rsid="01e7e742"/>
    </style:style>
    <style:style style:name="T118" style:family="text">
      <style:text-properties style:use-window-font-color="true" loext:opacity="0%" style:font-name="Arial2" fo:font-size="10pt" fo:font-style="normal" officeooo:rsid="01eebb3a" fo:background-color="transparent" loext:char-shading-value="0" style:font-size-asian="12pt" style:font-style-asian="italic" style:font-name-complex="Lucida Sans1" style:font-size-complex="12pt" style:font-style-complex="italic"/>
    </style:style>
    <style:style style:name="T119" style:family="text">
      <style:text-properties officeooo:rsid="01f089aa"/>
    </style:style>
    <style:style style:name="T120" style:family="text">
      <style:text-properties officeooo:rsid="01fae244"/>
    </style:style>
    <style:style style:name="T121" style:family="text">
      <style:text-properties officeooo:rsid="01fb3bff"/>
    </style:style>
    <style:style style:name="T122" style:family="text">
      <style:text-properties officeooo:rsid="01fcf33b"/>
    </style:style>
    <style:style style:name="T123" style:family="text">
      <style:text-properties officeooo:rsid="0204ee85"/>
    </style:style>
    <style:style style:name="T124" style:family="text">
      <style:text-properties officeooo:rsid="0208b6f7"/>
    </style:style>
    <style:style style:name="T125" style:family="text">
      <style:text-properties officeooo:rsid="0209044c"/>
    </style:style>
    <style:style style:name="T126" style:family="text">
      <style:text-properties officeooo:rsid="020d474b"/>
    </style:style>
    <style:style style:name="T127" style:family="text">
      <style:text-properties officeooo:rsid="020958f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h text:style-name="P74" text:outline-level="1"><text:bookmark-start text:name="__RefHeading___Toc916_1570363858"/>Introduction<text:bookmark-end text:name="__RefHeading___Toc916_1570363858"/></text:h>
      <text:p text:style-name="P19"># TODO vender mais o peixe do PINN aplicado a biorreações do que ao ácido lático, que é só um estudo de caso.</text:p>
      <text:p text:style-name="P56"># TODO fala que é uma molécula muito importante, blablabla, e por isso tem diversos estudos com diversos substratos.</text:p>
      <text:p text:style-name="P20"><text:span text:style-name="T121"># TODO falar de PINN, modelagem, ácido lático, abundância na literatura e import</text:span><text:span text:style-name="T122">â</text:span><text:span text:style-name="T121">ncia econômica.</text:span></text:p>
      <text:p text:style-name="P57"># estrutura</text:p>
      <text:list xml:id="list1706379113" text:style-name="L1">
        <text:list-item>
          <text:p text:style-name="P70">Ácido lático: importância, aplicações</text:p>
        </text:list-item>
        <text:list-item>
          <text:p text:style-name="P70">Soluções dos modelos: numéricas e afins. Apontar artigos que tenho.</text:p>
        </text:list-item>
        <text:list-item>
          <text:p text:style-name="P70">O que são PINNs, vantagens de PINNs sobre ODEs para baixa disponibilidade de dados (small data)</text:p>
        </text:list-item>
        <text:list-item>
          <text:p text:style-name="P70">Importância de PINNs em bio-reações: determinar padrões de operação e adimensionalização, como tornar a simulação mais eficiente e rápida</text:p>
        </text:list-item>
        <text:list-item>
          <text:p text:style-name="P70">Simular um reator integrado com bio-reações operando em 3 modos: batch, fed-batch e cstr e validar comparando com método numérico (euler) e dados experimentais</text:p>
        </text:list-item>
      </text:list>
      <text:p text:style-name="P57"/>
      <text:p text:style-name="P21"><text:span text:style-name="T37">Lactic acid </text:span><text:span text:style-name="T36">(LA)</text:span><text:span text:style-name="T37"> is a molecule of great industrial and economical interest. </text:span><text:span text:style-name="T36">LA and its derivatives are used in pharmaceutical, cosmetics and food industries </text:span><text:reference-mark-start text:name="ZOTERO_ITEM CSL_CITATION {&quot;citationID&quot;:&quot;NcCxr374&quot;,&quot;properties&quot;:{&quot;formattedCitation&quot;:&quot;(NANCIB et al., 2015)&quot;,&quot;plainCitation&quot;:&quot;(NANCIB et al., 2015)&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y2qjblGho"/><text:span text:style-name="T36">(NANCIB et al., 2015)</text:span><text:reference-mark-end text:name="ZOTERO_ITEM CSL_CITATION {&quot;citationID&quot;:&quot;NcCxr374&quot;,&quot;properties&quot;:{&quot;formattedCitation&quot;:&quot;(NANCIB et al., 2015)&quot;,&quot;plainCitation&quot;:&quot;(NANCIB et al., 2015)&quot;,&quot;noteIndex&quot;:0},&quot;citationItems&quot;:[{&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schema&quot;:&quot;https://github.com/citation-style-language/schema/raw/master/csl-citation.json&quot;} RNDby2qjblGho"/><text:span text:style-name="T36">. </text:span><text:span text:style-name="T38">Since it is an organic molecule, occurs naturally is and perceived as “green” or environmentally friendly by many consumers </text:span><text:reference-mark-start text:name="ZOTERO_ITEM CSL_CITATION {&quot;citationID&quot;:&quot;jmkQc14U&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hL2is2nAgi"/><text:span text:style-name="T38">(DE OLIVEIRA et al., 2021)</text:span><text:reference-mark-end text:name="ZOTERO_ITEM CSL_CITATION {&quot;citationID&quot;:&quot;jmkQc14U&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hL2is2nAgi"/><text:span text:style-name="T38">, its </text:span><text:span text:style-name="T39">perceived </text:span><text:span text:style-name="T38">value comes not only </text:span><text:span text:style-name="T39">from the molecule chemical or technological features</text:span><text:span text:style-name="T38">, but also from a marketing </text:span><text:span text:style-name="T39">standing </text:span><text:span text:style-name="T38">point. </text:span><text:span text:style-name="T40">Another point that drove interest in LA growing since the beginning of the 21th century was its application as a raw material for the production of PLA (poly-lactic acid), a environmentally friendly alternative to plastics and that has found many applications </text:span><text:reference-mark-start text:name="ZOTERO_ITEM CSL_CITATION {&quot;citationID&quot;:&quot;CWM4UU5m&quot;,&quot;properties&quot;:{&quot;formattedCitation&quot;:&quot;(KOMESU; MACIEL; FILHO, 2017; LI et al., 2006)&quot;,&quot;plainCitation&quot;:&quot;(KOMESU; MACIEL; FILHO, 2017; LI et al., 2006)&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nQYS3P5EKO"/><text:span text:style-name="T40">(KOMESU; MACIEL; FILHO, 2017; LI et al., 2006)</text:span><text:reference-mark-end text:name="ZOTERO_ITEM CSL_CITATION {&quot;citationID&quot;:&quot;CWM4UU5m&quot;,&quot;properties&quot;:{&quot;formattedCitation&quot;:&quot;(KOMESU; MACIEL; FILHO, 2017; LI et al., 2006)&quot;,&quot;plainCitation&quot;:&quot;(KOMESU; MACIEL; FILHO, 2017; LI et al., 2006)&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439,&quot;uris&quot;:[&quot;http://zotero.org/users/9899619/items/4AYKX3NW&quot;],&quot;itemData&quot;:{&quot;id&quot;:439,&quot;type&quot;:&quot;article-journal&quot;,&quot;container-title&quot;:&quot;Biotechnology Journal&quot;,&quot;DOI&quot;:&quot;10.1002/biot.200600099&quot;,&quot;ISSN&quot;:&quot;18606768, 18607314&quot;,&quot;issue&quot;:&quot;12&quot;,&quot;journalAbbreviation&quot;:&quot;Biotechnol. J.&quot;,&quot;language&quot;:&quot;en&quot;,&quot;page&quot;:&quot;1453-1458&quot;,&quot;source&quot;:&quot;DOI.org (Crossref)&quot;,&quot;title&quot;:&quot;L-Lactic acid production byLactobacillus casei fermentation with corn steep liquor-supplemented acid-hydrolysate of soybean meal&quot;,&quot;volume&quot;:&quot;1&quot;,&quot;author&quot;:[{&quot;family&quot;:&quot;Li&quot;,&quot;given&quot;:&quot;Zheng&quot;},{&quot;family&quot;:&quot;Ding&quot;,&quot;given&quot;:&quot;Shaofeng&quot;},{&quot;family&quot;:&quot;Li&quot;,&quot;given&quot;:&quot;Zhaopeng&quot;},{&quot;family&quot;:&quot;Tan&quot;,&quot;given&quot;:&quot;Tianwei&quot;}],&quot;issued&quot;:{&quot;date-parts&quot;:[[&quot;2006&quot;,12]]}}}],&quot;schema&quot;:&quot;https://github.com/citation-style-language/schema/raw/master/csl-citation.json&quot;} RNDnQYS3P5EKO"/><text:span text:style-name="T40">. </text:span><text:span text:style-name="T45">The industry of Lactic Acid will grow to 160 kt by 2025 </text:span><text:reference-mark-start text:name="ZOTERO_ITEM CSL_CITATION {&quot;citationID&quot;:&quot;UFeIYKYH&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9f3bWjrCB9"/><text:span text:style-name="T75">(L</text:span><text:span text:style-name="T76">ÓPEZ-GÓMEZ et al., 2019)</text:span><text:reference-mark-end text:name="ZOTERO_ITEM CSL_CITATION {&quot;citationID&quot;:&quot;UFeIYKYH&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9f3bWjrCB9"/>, <text:span text:style-name="T126">with a revenue forecast of almost USD 9 billion </text:span><text:reference-mark-start text:name="ZOTERO_ITEM CSL_CITATION {&quot;citationID&quot;:&quot;p5IU0ECx&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2G7y1SSY13"/><text:span text:style-name="T126">(DIN et al., 2021)</text:span><text:reference-mark-end text:name="ZOTERO_ITEM CSL_CITATION {&quot;citationID&quot;:&quot;p5IU0ECx&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2G7y1SSY13"/><text:span text:style-name="T126">.</text:span></text:p>
      <text:p text:style-name="P21"><text:span text:style-name="T40">LA has actually two optical active forms, which can vary greatly in application. <text:s/>The L(+) form is prefered </text:span><text:span text:style-name="T41">for some cosmetical, food and pharmaceutical applications </text:span><text:soft-page-break/><text:span text:style-name="T41">since D(-)-Lactic Acid can be a harmful enantiomer (</text:span><text:reference-mark-start text:name="ZOTERO_ITEM CSL_CITATION {&quot;citationID&quot;:&quot;dM9xq1nP&quot;,&quot;properties&quot;:{&quot;formattedCitation&quot;:&quot;(POHANKA, 2020)&quot;,&quot;plainCitation&quot;:&quot;(POHANKA, 2020)&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O1XIm52PCS"/><text:span text:style-name="T41">(POHANKA, 2020)</text:span><text:reference-mark-end text:name="ZOTERO_ITEM CSL_CITATION {&quot;citationID&quot;:&quot;dM9xq1nP&quot;,&quot;properties&quot;:{&quot;formattedCitation&quot;:&quot;(POHANKA, 2020)&quot;,&quot;plainCitation&quot;:&quot;(POHANKA, 2020)&quot;,&quot;noteIndex&quot;:0},&quot;citationItems&quot;:[{&quot;id&quot;:725,&quot;uris&quot;:[&quot;http://zotero.org/users/9899619/items/ETWB5RS8&quot;],&quot;itemData&quot;:{&quot;id&quot;:725,&quot;type&quot;:&quot;article-journal&quot;,&quot;abstract&quot;:&quot;Two enantiomers of lactic acid exist. While L-lactic acid is a common compound of human metabolism, D-lactic acid is produced by some strains of microorganism or by some less relevant metabolic pathways. While L-lactic acid is an endogenous compound, D-lactic acid is a harmful enantiomer. Exposure to D-lactic acid can happen by various ways including contaminated food and beverages and by microbiota during some pathological states like short bowel syndrome. The exposure to D-lactic acid cannot be diagnosed because the common analytical methods are not suitable for distinguishing between the two enantiomers. In this review, pathways for D-lactic acid, pathological processes, and diagnostical and analytical methods are introduced followed by figures and tables. The current literature is summarized and discussed.&quot;,&quot;container-title&quot;:&quot;BioMed Research International&quot;,&quot;DOI&quot;:&quot;10.1155/2020/3419034&quot;,&quot;ISSN&quot;:&quot;2314-6133, 2314-6141&quot;,&quot;journalAbbreviation&quot;:&quot;BioMed Research International&quot;,&quot;language&quot;:&quot;en&quot;,&quot;page&quot;:&quot;1-9&quot;,&quot;source&quot;:&quot;DOI.org (Crossref)&quot;,&quot;title&quot;:&quot;D-Lactic Acid as a Metabolite: Toxicology, Diagnosis, and Detection&quot;,&quot;title-short&quot;:&quot;D-Lactic Acid as a Metabolite&quot;,&quot;volume&quot;:&quot;2020&quot;,&quot;author&quot;:[{&quot;family&quot;:&quot;Pohanka&quot;,&quot;given&quot;:&quot;Miroslav&quot;}],&quot;issued&quot;:{&quot;date-parts&quot;:[[&quot;2020&quot;,6,18]]}}}],&quot;schema&quot;:&quot;https://github.com/citation-style-language/schema/raw/master/csl-citation.json&quot;} RNDO1XIm52PCS"/><text:span text:style-name="T123">).</text:span><text:span text:style-name="T40"> </text:span><text:span text:style-name="T41">The chemical synthesys yields a racemic mixture </text:span><text:reference-mark-start text:name="ZOTERO_ITEM CSL_CITATION {&quot;citationID&quot;:&quot;8p1iQSxB&quot;,&quot;properties&quot;:{&quot;formattedCitation&quot;:&quot;(B\\uc0\\u220{}Y\\uc0\\u220{}KKILECI; HARSA, 2004)&quot;,&quot;plainCitation&quot;:&quot;(BÜYÜKKILECI; HARSA, 2004)&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fXQ4wDHHBX"/><text:span text:style-name="T73">(B</text:span><text:span text:style-name="T76">ÜYÜKKILECI; HARSA, 2004)</text:span><text:reference-mark-end text:name="ZOTERO_ITEM CSL_CITATION {&quot;citationID&quot;:&quot;8p1iQSxB&quot;,&quot;properties&quot;:{&quot;formattedCitation&quot;:&quot;(B\\uc0\\u220{}Y\\uc0\\u220{}KKILECI; HARSA, 2004)&quot;,&quot;plainCitation&quot;:&quot;(BÜYÜKKILECI; HARSA, 2004)&quot;,&quot;noteIndex&quot;:0},&quot;citationItems&quot;:[{&quot;id&quot;:401,&quot;uris&quot;:[&quot;http://zotero.org/users/9899619/items/5VVT7TYF&quot;],&quot;itemData&quot;:{&quot;id&quot;:401,&quot;type&quot;:&quot;article-journal&quot;,&quot;abstract&quot;:&quot;The effects of temperature, pH, and medium composition on lactic acid production by Lactobacillus casei were investigated. The highest lactic acid productivity values were obtained at 37 ◦C and pH 5.5. The productivity was 1.87 g dm−3 h−1 at 37 ◦C in shake ﬂasks. In the fermenter, a productivity of 3.97 g dm−3 h−1 was obtained at pH 5.5. The most appropriate yeast extract concentration was 5.0 g dm−3. Whey yielded a higher productivity value than the analytical lactose and glucose. Initial whey lactose concentration did not affect lactic acid productivity. MnSO4·H2O was necessary for lactic acid production by L casei from whey. Product yields were approximately 0.93 g lactic acid g lactose−1.&quot;,&quot;container-title&quot;:&quot;Journal of Chemical Technology &amp; Biotechnology&quot;,&quot;DOI&quot;:&quot;10.1002/jctb.1094&quot;,&quot;ISSN&quot;:&quot;0268-2575, 1097-4660&quot;,&quot;issue&quot;:&quot;9&quot;,&quot;journalAbbreviation&quot;:&quot;J. Chem. Technol. Biotechnol.&quot;,&quot;language&quot;:&quot;en&quot;,&quot;page&quot;:&quot;1036-1040&quot;,&quot;source&quot;:&quot;DOI.org (Crossref)&quot;,&quot;title&quot;:&quot;Batch production ofL(+) lactic acid from whey by Lactobacillus casei(NRRL B-441)&quot;,&quot;volume&quot;:&quot;79&quot;,&quot;author&quot;:[{&quot;family&quot;:&quot;Büyükkileci&quot;,&quot;given&quot;:&quot;Ali O&quot;},{&quot;family&quot;:&quot;Harsa&quot;,&quot;given&quot;:&quot;Sebnem&quot;}],&quot;issued&quot;:{&quot;date-parts&quot;:[[&quot;2004&quot;,9]]}}}],&quot;schema&quot;:&quot;https://github.com/citation-style-language/schema/raw/master/csl-citation.json&quot;} RNDfXQ4wDHHBX"/><text:span text:style-name="T41">, while many bacteria can produce mainly one of the two enantiomers </text:span><text:span text:style-name="T42">depending on the process conditions</text:span><text:span text:style-name="T41">. </text:span><text:span text:style-name="T43">The great economical and scientific interest in LA is demosntrated in </text:span><text:span text:style-name="T46">Academia</text:span><text:span text:style-name="T43">, with m</text:span><text:span text:style-name="T42">any </text:span><text:span text:style-name="T43">studies</text:span><text:span text:style-name="T42"> conducted on these kind of microorganisms and their LA production using different carbon sources </text:span><text:span text:style-name="T43">were</text:span><text:span text:style-name="T42"> evaluated </text:span><text:reference-mark-start text:name="ZOTERO_ITEM CSL_CITATION {&quot;citationID&quot;:&quot;Xlh6AZFF&quot;,&quot;properties&quot;:{&quot;formattedCitation&quot;:&quot;(ALTAF; NAVEENA; REDDY, 2007, 2007; ALTIOK; TOKATLI; HARSA, 2006; DEY; PAL, 2013; REZVANI; ARDESTANI; NAJAFPOUR, 2017; THAKUR; PANESAR; SAINI, 2019; VERA-PE\\uc0\\u209{}A; HERN\\uc0\\u193{}NDEZ-GARC\\uc0\\u205{}A; VALENCIA-GARC\\uc0\\u205{}A, 2022)&quot;,&quot;plainCitation&quot;:&quot;(ALTAF; NAVEENA; REDDY, 2007, 2007; ALTIOK; TOKATLI; HARSA, 2006; DEY; PAL, 2013; REZVANI; ARDESTANI; NAJAFPOUR, 2017; THAKUR; PANESAR; SAINI, 2019; VERA-PEÑA; HERNÁNDEZ-GARCÍA; VALENCIA-GARCÍA, 2022)&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lJzs87Sl1H"/><text:span text:style-name="T74">(ALTAF; NAVEENA; REDDY, 2007, 2007; ALTIOK; TOKATLI; HARSA, 2006; DEY; PAL, 2013; REZVANI; ARDESTANI; NAJAFPOUR, 2017; THAKUR; PANESAR; SAINI, 2019; VERA-PE</text:span><text:span text:style-name="T76">ÑA; HERNÁNDEZ-GARCÍA; VALENCIA-GARCÍA, 2022)</text:span><text:reference-mark-end text:name="ZOTERO_ITEM CSL_CITATION {&quot;citationID&quot;:&quot;Xlh6AZFF&quot;,&quot;properties&quot;:{&quot;formattedCitation&quot;:&quot;(ALTAF; NAVEENA; REDDY, 2007, 2007; ALTIOK; TOKATLI; HARSA, 2006; DEY; PAL, 2013; REZVANI; ARDESTANI; NAJAFPOUR, 2017; THAKUR; PANESAR; SAINI, 2019; VERA-PE\\uc0\\u209{}A; HERN\\uc0\\u193{}NDEZ-GARC\\uc0\\u205{}A; VALENCIA-GARC\\uc0\\u205{}A, 2022)&quot;,&quot;plainCitation&quot;:&quot;(ALTAF; NAVEENA; REDDY, 2007, 2007; ALTIOK; TOKATLI; HARSA, 2006; DEY; PAL, 2013; REZVANI; ARDESTANI; NAJAFPOUR, 2017; THAKUR; PANESAR; SAINI, 2019; VERA-PEÑA; HERNÁNDEZ-GARCÍA; VALENCIA-GARCÍA, 2022)&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id&quot;:490,&quot;uris&quot;:[&quot;http://zotero.org/users/9899619/items/NGHLIHAH&quot;],&quot;itemData&quot;:{&quot;id&quot;:490,&quot;type&quot;:&quot;article-journal&quot;,&quot;container-title&quot;:&quot;Brazilian Journal of Microbiology&quot;,&quot;DOI&quot;:&quot;10.1016/j.bjm.2016.12.007&quot;,&quot;ISSN&quot;:&quot;15178382&quot;,&quot;issue&quot;:&quot;2&quot;,&quot;journalAbbreviation&quot;:&quot;Brazilian Journal of Microbiology&quot;,&quot;language&quot;:&quot;en&quot;,&quot;page&quot;:&quot;251-258&quot;,&quot;source&quot;:&quot;DOI.org (Crossref)&quot;,&quot;title&quot;:&quot;Growth kinetic models of five species of Lactobacilli and lactose consumption in batch submerged culture&quot;,&quot;volume&quot;:&quot;48&quot;,&quot;author&quot;:[{&quot;family&quot;:&quot;Rezvani&quot;,&quot;given&quot;:&quot;Fazlollah&quot;},{&quot;family&quot;:&quot;Ardestani&quot;,&quot;given&quot;:&quot;Fatemeh&quot;},{&quot;family&quot;:&quot;Najafpour&quot;,&quot;given&quot;:&quot;Ghasem&quot;}],&quot;issued&quot;:{&quot;date-parts&quot;:[[&quot;2017&quot;,4]]}}},{&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lJzs87Sl1H"/>. <text:span text:style-name="T46">Thus, the</text:span><text:span text:style-name="T124"> large amount of scientific literature available and relevance </text:span><text:span text:style-name="T125">made</text:span><text:span text:style-name="T124"> Lactic Acid production by </text:span><text:span text:style-name="T64">Lactobacillus casei</text:span><text:span text:style-name="T72"> </text:span><text:reference-mark-start text:name="ZOTERO_ITEM CSL_CITATION {&quot;citationID&quot;:&quot;jUviMpYs&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7Wi6Ci9zG"/><text:span text:style-name="T72">(ALTIOK; TOKATLI; HARSA, 2006)</text:span><text:reference-mark-end text:name="ZOTERO_ITEM CSL_CITATION {&quot;citationID&quot;:&quot;jUviMpYs&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7Wi6Ci9zG"/><text:span text:style-name="T124"> </text:span><text:span text:style-name="T44">the ideal</text:span><text:span text:style-name="T124"> case study </text:span><text:span text:style-name="T44">for</text:span><text:span text:style-name="T124"> the application of Physics-Informed Neural Networks in biological reactions and reactor </text:span><text:span text:style-name="T44">simulation</text:span><text:span text:style-name="T124">.</text:span></text:p>
      <text:p text:style-name="P21"><text:span text:style-name="T127">Physics-Informed Neural Networks (PINN) </text:span><text:span text:style-name="T47">are a</text:span><text:span text:style-name="T53">n</text:span><text:span text:style-name="T47"> approach to employ deep neural networks capability of universal function approximators to solve complex numerical problems, such as stochastic and high order partial differential equations (PDEs) </text:span><text:reference-mark-start text:name="ZOTERO_ITEM CSL_CITATION {&quot;citationID&quot;:&quot;nzBxmsLn&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R6xISCExtH"/><text:span text:style-name="T47">(RAISSI; PERDIKARIS; KARNIADAKIS, 2019; SANTANA et al., 2022)</text:span><text:reference-mark-end text:name="ZOTERO_ITEM CSL_CITATION {&quot;citationID&quot;:&quot;nzBxmsLn&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R6xISCExtH"/><text:span text:style-name="T47">. </text:span><text:span text:style-name="T52">This technique can be applied to </text:span><text:span text:style-name="T54">many cases where the numeric solution is highly complex, but also for simpler cases where it provides a robust framework for simulating system with well defined mathematical models. One of the greatest advantages of PINNs is the possibility to use the mathematical models themselves instead of </text:span><text:span text:style-name="T56">raw experimental </text:span><text:span text:style-name="T54">data, so</text:span><text:span text:style-name="T56"> it is possible to work with </text:span><text:span text:style-name="T7">small data</text:span><text:span text:style-name="T14">. </text:span><text:span text:style-name="T15">Biological reactions kinetics pose a natural challenge for mathematical solution because, while many models may have a relatively simple mathematical description, this descriptions often involves multiple derivatives referencing each other, limiting the methods of solving it, or even requiring greater computer processing power </text:span><text:span text:style-name="T16">and more sophisticated integration methods</text:span><text:span text:style-name="T15">. </text:span></text:p>
      <text:p text:style-name="P21"><text:span text:style-name="T52">This </text:span><text:span text:style-name="T57">work</text:span><text:span text:style-name="T52"> aim</text:span><text:span text:style-name="T57">s</text:span><text:span text:style-name="T52"> to determine the relevance of the deepness or wid</text:span><text:span text:style-name="T55">e</text:span><text:span text:style-name="T52">ness of the neural network </text:span><text:span text:style-name="T58">chosen and</text:span><text:span text:style-name="T52"> the influence of the nondimensionalization of equations in performance and computational cost required by the system to achieve enough precision. </text:span><text:span text:style-name="T58">This is done while</text:span><text:span text:style-name="T52"> evaluat</text:span><text:span text:style-name="T58">ing</text:span><text:span text:style-name="T52"> the application of PINNs in biological reaction kinetics, using as a case study the production of Lactic Acid by </text:span><text:span text:style-name="T6">Lactobacillus casei</text:span><text:span text:style-name="T52"> as described in the literature </text:span><text:reference-mark-start text:name="ZOTERO_ITEM CSL_CITATION {&quot;citationID&quot;:&quot;u9yInY3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pexSNSBkO"/><text:span text:style-name="T52">(ALTIOK; TOKATLI; HARSA, 2006)</text:span><text:reference-mark-end text:name="ZOTERO_ITEM CSL_CITATION {&quot;citationID&quot;:&quot;u9yInY3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pexSNSBkO"/><text:span text:style-name="T52">.</text:span></text:p>
      <text:p text:style-name="P58"/>
      <text:p text:style-name="P72">#------------------------------------------------------------------------------------------</text:p>
      <text:p text:style-name="P22"><text:span text:style-name="T48"># </text:span><text:span text:style-name="T3">AFAZERES</text:span></text:p>
      <text:p text:style-name="P23"><text:span text:style-name="T48"># </text:span><text:span text:style-name="T3">TODO fala de que questões sobre a forma de otimizar pinns ainda permanecem em aberto. Non dim. Otimização de hiperparâmetros. Diferença de performance basendo-se no nº pontos de dados e no quão deep/wide é a rede. Isso é muito importante e o trabalho se resume aqui!!!</text:span></text:p>
      <text:p text:style-name="P59"># TODO é isso que tenho que fazer:</text:p>
      <text:p text:style-name="P59">1) Quão simples (deep/wide) rede pode ser sem dar bode?</text:p>
      <text:p text:style-name="P59">2) Qual o nº mínimo de pontos (N_points)?</text:p>
      <text:p text:style-name="P59">3) Quais non-dim strategies funcionaram melhor?</text:p>
      <text:p text:style-name="P23"><text:span text:style-name="T49">4</text:span><text:span text:style-name="T3">) Fazer gráfico pra batch, cstr, fed batch.</text:span></text:p>
      <text:p text:style-name="P23"><text:span text:style-name="T3">→ </text:span><text:span text:style-name="T51">Determinar melhores nºs adimensionais t_A usando adam=30k e n=800 pontos</text:span></text:p>
      <text:p text:style-name="P23"><text:span text:style-name="T3">→ </text:span><text:span text:style-name="T49">Então tenho 1º que determinar o conjunto de redes que será verificado em um nº alto, tipo 30 k adam </text:span><text:span text:style-name="T50">e n_points=</text:span><text:span text:style-name="T51">800</text:span><text:span text:style-name="T49"> porque sei que vão chegar em todo seu potencial. Aí testo uns 6 tipos de </text:span><text:span text:style-name="T5">layer_size</text:span><text:span text:style-name="T49">. Aí </text:span><text:span text:style-name="T50">já tenho 1 resposta: se redes mais simples convergem mais fácil ou mais difícil.</text:span></text:p>
      <text:p text:style-name="P60">→ Pega a rede mais simples com erro aceitável e veja o nº mínimo de pontos pra dar bode. Faça o mesmo com a rede mais complicada. Teste com adam=30k pra 3 nº pontos: 100, 400, 1000.</text:p>
      <text:p text:style-name="P58"/>
      <text:p text:style-name="P58"/>
      <text:p text:style-name="P58">“””””””””””””</text:p>
      <text:p text:style-name="P24"><text:span text:style-name="T48">D</text:span><text:span text:style-name="T3">o artigo RAISSIN PIINS original:</text:span></text:p>
      <text:p text:style-name="P58">We have introduced physics-informed neural networks, a new class of universal function approximators that is capable of encoding any underlying physical laws that govern a given data-set, and can be described by partial differential equations.</text:p>
      <text:p text:style-name="P58">and open the path for endowing deep learning with the powerful capacity of mathematical physics to model the world around us. As deep learning technology is continuing to grow rapidly both in terms of methodological and algorithmic developments, we believe that this is a timely contribution that can benefit practitioners across a wide range of scientific domains. Specific applications that can readily enjoy these benefits include, but are not limited to, data-driven forecasting of <text:soft-page-break/>physical processes, model predictive control, multi-physics/multi-scale modeling and simulation.</text:p>
      <text:p text:style-name="P21">Although a series of promising results was presented, the reader may perhaps agree this work creates more questions than it answers. <text:span text:style-name="T2">How deep/wide should the neural network be? How much data is really needed?</text:span> Why does the algorithm converge to unique values for the parameters of the differential operators, i.e., why is the algorithm not suffering from local optima for the parameters of the differential operator? Does the network suffer from vanishing gradients for deeper architectures and higher order differential operators? Could this be mitigated by using different activation functions? Can we improve on initializing the network weights or normalizing the data? Are the mean square error and the sum of squared errors the appropriate loss functions? Why are these methods seemingly so robust to noise in the data? How can we quantify the uncertainty associated with our predictions? Throughout this work, we have attempted to answer some of these questions, but we have observed that specific settings that yielded impressive results for one equation could fail for another. <text:span text:style-name="T2">Admittedly, more work is needed collectively to set the foundations in this field</text:span>. In a broader context, and along the way of seeking answers to those questions, we believe that this work advocates a fruitful synergy between machine learning and classical computational physics that has the potential to enrich both fields and lead to high-impact developments.</text:p>
      <text:p text:style-name="P61"/>
      <text:h text:style-name="P74" text:outline-level="1"><text:bookmark-start text:name="__RefHeading___Toc918_1570363858"/>Materials and Methods<text:bookmark-end text:name="__RefHeading___Toc918_1570363858"/></text:h>
      <text:h text:style-name="P78" text:outline-level="2"><text:bookmark-start text:name="__RefHeading___Toc920_1570363858"/>Mathematical Model<text:bookmark-end text:name="__RefHeading___Toc920_1570363858"/></text:h>
      <text:p text:style-name="P62">A</text:p>
      <text:p text:style-name="P63"># TODO modelo produção ácido lático</text:p>
      <text:p text:style-name="P63"># TODO modelo CSTR, Batch e FedBatch</text:p>
      <text:p text:style-name="P64"># TODO figura CSTR, batch, fed-batch</text:p>
      <text:h text:style-name="P78" text:outline-level="2"><text:bookmark-start text:name="__RefHeading___Toc922_1570363858"/>Simulation using Physics Informed Neural networks<text:bookmark-end text:name="__RefHeading___Toc922_1570363858"/></text:h>
      <text:p text:style-name="P25"># TODO figura PINN</text:p>
      <text:p text:style-name="P21">a</text:p>
      <text:p text:style-name="P26"># TODO table com cada “case”, condições que ele modifica, condições padrão. E não dê o mesmo nome. Por exemplo, o case t_A_0 é diferente do V_A_0.</text:p>
      <text:p text:style-name="P27"/>
      <text:h text:style-name="P79" text:outline-level="2">Nondimensionalization parameters evaluation</text:h>
      <text:h text:style-name="P76" text:outline-level="1"><text:bookmark-start text:name="__RefHeading___Toc2527_789336619"/>R<text:span text:style-name="T120">esults</text:span><text:bookmark-end text:name="__RefHeading___Toc2527_789336619"/></text:h>
      <text:p text:style-name="P28">a</text:p>
      <text:h text:style-name="P80" text:outline-level="2"/>
      <text:h text:style-name="P81" text:outline-level="2"><text:bookmark-start text:name="__RefHeading___Toc2555_789336619"/>Ácido Lático<text:bookmark-end text:name="__RefHeading___Toc2555_789336619"/></text:h>
      <text:p text:style-name="P21"><text:span text:style-name="T80">O Ácido Lático (LA) é uma molécula de grande importância econômica. Empregado nas indústrias alimentícia, farmacêutica, cosmética e de síntese. É empregado ainda em impressão 3D, na fabricação do polímero PLA (Poli-Ácido Lático), </text:span><text:span text:style-name="T116">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16">(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16"> e que pode substituir o PET (Poli etileno) em algumas aplicações</text:span><text:span text:style-name="T80">. </text:span><text:span text:style-name="T82">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82">(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82">. A síntese química gera uma mistura racêmica, e a fermentativa pode favorecer expressivamente um dos isômeros a depender das condições e do microrganismo empregado. </text:span><text:span text:style-name="T17">O emprego de açúcares refinados como fonte de carbono é relativamente caro, então outras alternativas estão sendo estudadas, </text:span><text:span text:style-name="T18">bem como fontes de nitrogênio </text:span><text:span text:style-name="T19">menos financeiramente dispendiosas</text:span><text:span text:style-name="T17"> </text:span><text:span text:style-name="T82"><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82">(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82">.</text:span></text:p>
      <text:p text:style-name="P21"><text:span text:style-name="T82">E</text:span><text:span text:style-name="T80">stima-</text:span><text:span text:style-name="T82">se</text:span><text:span text:style-name="T80">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76">(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80">, </text:span><text:span text:style-name="T113">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13">(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80"> </text:span><text:span text:style-name="T83">com</text:span><text:span text:style-name="T81"> cerca de 90% se</text:span><text:span text:style-name="T83">ndo obtido</text:span><text:span text:style-name="T81"> por via fermentativa.</text:span><text:span text:style-name="T82"> </text:span><text:span text:style-name="T25">A </text:span><text:span text:style-name="T28">produção de LA costumeiramente ocorre em modo batelada, </text:span><text:soft-page-break/><text:span text:style-name="T28">embora existam modelos contínuos e batelada-alimentada em operação. </text:span><text:span text:style-name="T27">Alguns processos empregam ainda </text:span><text:span text:style-name="T30">um</text:span><text:span text:style-name="T27"> reciclo de células para maximizar a conversão do substrato.</text:span><text:span text:style-name="T28"> </text:span><text:span text:style-name="T27">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27">(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27">. Fica claro, portanto, que o custo da matéria-prima é um ponto importante na determinação do preço de venda e da margem de lucro no mercado de LA, </text:span><text:span text:style-name="T29">e que são necessários esforços para a descoberta de substratos de custos reduzidos, com menor impacto ambiental e com melhor apelo de marketing</text:span><text:span text:style-name="T27">.</text:span></text:p>
      <text:p text:style-name="P29"><text:span text:style-name="T82">Muitas d</text:span><text:span text:style-name="T108">os esforços para redução de custos na indústria do LA</text:span><text:span text:style-name="T82"> envolvem a busca por novos microrganismos, engenharia genética e novas fontes de matérias-primas </text:span><text:span text:style-name="T107">para serem usadas como substratos</text:span><text:span text:style-name="T82"> (como rejeitos ou subprodutos industriais). </text:span><text:span text:style-name="T84">O </text:span><text:span text:style-name="T84"><text:sequence-ref text:reference-format="category-and-value" text:ref-name="refQuadro0">Quadro 1</text:sequence-ref></text:span><text:span text:style-name="T84"><text:sequence-ref text:reference-format="caption" text:ref-name="refQuadro0">- Substratos empregados na produção de LA</text:sequence-ref></text:span><text:span text:style-name="T84"><text:s/></text:span><text:span text:style-name="T90">exibe algumas matérias-primas empregadas na produção de LA </text:span><text:span text:style-name="T20">em diversos estudos</text:span><text:span text:style-name="T90">. </text:span><text:span text:style-name="T91">Na Linha Método, o termo “B” indica o emprego de organismos microbiológicos, e o termo “Q” o emprego de síntese de natureza química.</text:span></text:p>
      <text:p text:style-name="P47"/>
      <text:p text:style-name="P48"/>
      <text:p text:style-name="P15">Quadro <text:sequence text:ref-name="refQuadro0" text:name="Quadro" text:formula="ooow:Quadro+1" style:num-format="1">1</text:sequence><text:s/>- <text:span text:style-name="T26">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2">Substrato</text:p>
          </table:table-cell>
          <table:table-cell table:style-name="Tabela4.A1" office:value-type="string">
            <text:p text:style-name="P3">Método de Produção</text:p>
          </table:table-cell>
          <table:table-cell table:style-name="Tabela4.A1" office:value-type="string">
            <text:p text:style-name="P3">Microrganismo ou tecnologia química empregado</text:p>
          </table:table-cell>
          <table:table-cell table:style-name="Tabela4.D1" office:value-type="string">
            <text:p text:style-name="P4">Referência</text:p>
          </table:table-cell>
        </table:table-row>
        <table:table-row table:style-name="Tabela4.1">
          <table:table-cell table:style-name="Tabela4.A2" office:value-type="string">
            <text:p text:style-name="P6"><text:span text:style-name="T59">Cassava </text:span><text:span text:style-name="T85">Flour </text:span><text:span text:style-name="T65">(</text:span><text:span text:style-name="T86">Farinha</text:span> de Mandioca)</text:p>
          </table:table-cell>
          <table:table-cell table:style-name="Tabela4.A2" office:value-type="string">
            <text:p text:style-name="P7">B</text:p>
          </table:table-cell>
          <table:table-cell table:style-name="Tabela4.A2" office:value-type="string">
            <text:p text:style-name="P9">Lactobacillus brevis</text:p>
          </table:table-cell>
          <table:table-cell table:style-name="Tabela4.D2" office:value-type="string">
            <text:p text:style-name="P6"><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6">Glycerol<text:span text:style-name="T65"> (glicerina)</text:span></text:p>
          </table:table-cell>
          <table:table-cell table:style-name="Tabela4.A2" office:value-type="string">
            <text:p text:style-name="P7">Q</text:p>
          </table:table-cell>
          <table:table-cell table:style-name="Tabela4.A2" office:value-type="string">
            <text:p text:style-name="P6">Conversão hidrotérmica</text:p>
          </table:table-cell>
          <table:table-cell table:style-name="Tabela4.D2" office:value-type="string">
            <text:p text:style-name="P6"><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6">Potato Starch<text:span text:style-name="T65"> (Amido de Batata)</text:span></text:p>
          </table:table-cell>
          <table:table-cell table:style-name="Tabela4.A2" office:value-type="string">
            <text:p text:style-name="P7">B</text:p>
          </table:table-cell>
          <table:table-cell table:style-name="Tabela4.A2" office:value-type="string">
            <text:p text:style-name="P9">Thermotoga neapolitana</text:p>
          </table:table-cell>
          <table:table-cell table:style-name="Tabela4.D2" office:value-type="string">
            <text:p text:style-name="P6"><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6"><text:span text:style-name="T60">Whey</text:span><text:span text:style-name="T89"> (</text:span>Soro de leite<text:span text:style-name="T89">)</text:span></text:p>
          </table:table-cell>
          <table:table-cell table:style-name="Tabela4.A2" office:value-type="string">
            <text:p text:style-name="P7">B</text:p>
          </table:table-cell>
          <table:table-cell table:style-name="Tabela4.A2" office:value-type="string">
            <text:p text:style-name="P9">Lactobacillus casei</text:p>
          </table:table-cell>
          <table:table-cell table:style-name="Tabela4.D2" office:value-type="string">
            <text:p text:style-name="P6"><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UDleIO8XS"/></text:p>
          </table:table-cell>
        </table:table-row>
        <table:table-row table:style-name="Tabela4.1">
          <table:table-cell table:style-name="Tabela4.A2" office:value-type="string">
            <text:p text:style-name="P6">Xarope de <text:span text:style-name="T87">açúcares</text:span> (subproduto da <text:span text:style-name="T88">produção</text:span> de cenouras)</text:p>
          </table:table-cell>
          <table:table-cell table:style-name="Tabela4.A2" office:value-type="string">
            <text:p text:style-name="P7">B</text:p>
          </table:table-cell>
          <table:table-cell table:style-name="Tabela4.A2" office:value-type="string">
            <text:p text:style-name="P6"><text:span text:style-name="T59">Rhizopus oryzae</text:span> e <text:span text:style-name="T59">Rhizopus arrhizus</text:span></text:p>
          </table:table-cell>
          <table:table-cell table:style-name="Tabela4.D2" office:value-type="string">
            <text:p text:style-name="P6"><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ext:soft-page-break/>
        <table:table-row table:style-name="Tabela4.1">
          <table:table-cell table:style-name="Tabela4.A2" office:value-type="string">
            <text:p text:style-name="P6"><text:span text:style-name="T59">Sugar cane juice</text:span><text:span text:style-name="T65"> (Suco da cana-de-açúcar)</text:span></text:p>
          </table:table-cell>
          <table:table-cell table:style-name="Tabela4.A2" office:value-type="string">
            <text:p text:style-name="P7">B</text:p>
          </table:table-cell>
          <table:table-cell table:style-name="Tabela4.A2" office:value-type="string">
            <text:p text:style-name="P9">Lactobacillus delbrueckii</text:p>
          </table:table-cell>
          <table:table-cell table:style-name="Tabela4.D2" office:value-type="string">
            <text:p text:style-name="P6"><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6">Glicose</text:p>
          </table:table-cell>
          <table:table-cell table:style-name="Tabela4.A2" office:value-type="string">
            <text:p text:style-name="P7">B</text:p>
          </table:table-cell>
          <table:table-cell table:style-name="Tabela4.A2" office:value-type="string">
            <text:p text:style-name="P9">Rhizopus oryzae</text:p>
          </table:table-cell>
          <table:table-cell table:style-name="Tabela4.D2" office:value-type="string">
            <text:p text:style-name="P6"><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6">Amido</text:p>
          </table:table-cell>
          <table:table-cell table:style-name="Tabela4.A2" office:value-type="string">
            <text:p text:style-name="P7">B</text:p>
          </table:table-cell>
          <table:table-cell table:style-name="Tabela4.A2" office:value-type="string">
            <text:p text:style-name="P6"><text:span text:style-name="T61">L</text:span><text:span text:style-name="T59">actobacillus amylophilus</text:span></text:p>
          </table:table-cell>
          <table:table-cell table:style-name="Tabela4.D2" office:value-type="string">
            <text:p text:style-name="P6"><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55"><text:span text:style-name="T66">F</text:span><text:span text:style-name="T67">onte: Autoria Própria (2022)</text:span></text:p>
      <text:p text:style-name="P21"/>
      <text:p text:style-name="P21"><text:span text:style-name="T109">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text:span text:style-name="T109">(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oFRkDKLJY"/> <text:span text:style-name="T109">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76">(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09"> oferecem custos reduzidos e maior apelo ambiental, e são determinados 2G (segunda geração). </text:span><text:span text:style-name="T110">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33">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3">(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3">.</text:span></text:p>
      <text:p text:style-name="P30"><text:span text:style-name="T105">A maioria dos microrganismos empregados na produção de Ácido Lático são bactérias, embora também existam processos que empreguem fungos. As LAB (Bactérias Produtoras de Ácido Lático, do inglês </text:span><text:span text:style-name="T63">Lactic Acid Bacteria</text:span><text:span text:style-name="T105">) são em sua grande maioria </text:span><text:span text:style-name="T63">cocci</text:span><text:span text:style-name="T71">,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105">. </text:span><text:span text:style-name="T106">Em geral, as LAB também são </text:span><text:span text:style-name="T25">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31">Esses procedimentos são essenciais porque, tendo em vista que o LA é um ácido orgânico, sua </text:span><text:span text:style-name="T32">a conversão de substrato em produto</text:span><text:span text:style-name="T31"> naturalmente reduz o pH do meio, o que por sua vez pode reduzir a produtividade.</text:span></text:p>
      <text:h text:style-name="P82" text:outline-level="3"><text:bookmark-start text:name="__RefHeading___Toc2559_789336619"/><text:soft-page-break/>Purificação<text:bookmark-end text:name="__RefHeading___Toc2559_789336619"/></text:h>
      <text:p text:style-name="P21"><text:span text:style-name="T111">O processo de purificação tradicional do </text:span><text:span text:style-name="T34">Ácido Lático</text:span><text:span text:style-name="T111"> se dá por precipitação química, mas consome quantidades apreciáveis de reagentes </text:span><text:span text:style-name="T114">(Ácido Sulfúrico e Hidróxido de Cálcio)</text:span><text:span text:style-name="T111"> e gera grande quantidade de rejeitos </text:span><text:span text:style-name="T115">(estima-se que até 1 tonelada de gesso seja gerada para cada 1 tonelada de LA produzida </text:span><text:reference-mark-start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115">(DATTA et al., 1995)</text:span><text:reference-mark-end text:name="ZOTERO_ITEM CSL_CITATION {&quot;citationID&quot;:&quot;O2ZOvzkK&quot;,&quot;properties&quot;:{&quot;formattedCitation&quot;:&quot;(DATTA et al., 1995)&quot;,&quot;plainCitation&quot;:&quot;(DATTA et al., 1995)&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schema&quot;:&quot;https://github.com/citation-style-language/schema/raw/master/csl-citation.json&quot;} RNDvy3ENOOrfI"/><text:span text:style-name="T115">)</text:span><text:span text:style-name="T111">. Assim, houve um estímulo à busca por processos mais sustentáveis, que empreguem matérias-primas menos agressivas ao meio ambiente e gerem menos efluentes ou descartes. Para muitos autores, o emprego de colunas de troca iônica é uma das alternativas mais eficientes. Além de ser um processo relativamente simples e com boa fundamentação na literatura científica, reduz consideravelmente os problemáticos rejeitos e é possível de ser implementado em escala industrial. O processo também pode reduzir o tempo de purificação e os custos com mão de obra. Como a tecnologia de troca iônica possui muitas especificidades, a resina e grupo ligante devem ser selecionados levando-se em conta o meio reacional, pH, temperatura </text:span><text:span text:style-name="T112">e eluente a ser empregado </text:span><text:reference-mark-start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112">(DIN et al., 2021)</text:span><text:reference-mark-end text:name="ZOTERO_ITEM CSL_CITATION {&quot;citationID&quot;:&quot;SBuAXHYQ&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KZgpX4Kw1"/><text:span text:style-name="T111">.</text:span></text:p>
      <text:p text:style-name="P21"/>
      <text:h text:style-name="P80" text:outline-level="2"><text:bookmark-start text:name="__RefHeading___Toc2561_789336619"/>Mod<text:span text:style-name="T77">e</text:span>lagem matemática<text:bookmark-end text:name="__RefHeading___Toc2561_789336619"/></text:h>
      <text:h text:style-name="P83" text:outline-level="3"><text:bookmark-start text:name="__RefHeading___Toc7597_3921742770"/>Tanque<text:bookmark-end text:name="__RefHeading___Toc7597_3921742770"/></text:h>
      <text:p text:style-name="P31">A modelagem de um tanque é um simples balanço de massa, <text:span text:style-name="T93">que emprega que a variação interna da propriedade</text:span><text:span text:style-name="T62"> m</text:span><text:span text:style-name="T68"> é igual à entrada menos a saída de tal propriedade,</text:span><text:span text:style-name="T59"> </text:span><text:span text:style-name="T92">conforme indicado na</text:span><text:span text:style-name="T103">s</text:span><text:span text:style-name="T92"> equaç</text:span><text:span text:style-name="T103">ões</text:span><text:span text:style-name="T92"> a seguir:</text:span></text:p>
      <text:p text:style-name="P33"/>
      <table:table table:name="Tabela1" table:style-name="Tabela1">
        <table:table-column table:style-name="Tabela1.A"/>
        <table:table-column table:style-name="Tabela1.B"/>
        <table:table-header-rows>
          <table:table-row table:style-name="TableLine2452003555776">
            <table:table-cell table:style-name="Tabela1.A1" office:value-type="string">
              <text:p text:style-name="P11"><draw:frame draw:style-name="fr1" draw:name="Objeto2" text:anchor-type="as-char" svg:y="-0.377cm" svg:width="7.458cm" svg:height="0.482cm" draw:z-index="3"><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3">(<text:sequence text:ref-name="refText0" text:name="Text" text:formula="ooow:Text+1" style:num-format="1">1</text:sequence>)</text:p>
            </table:table-cell>
          </table:table-row>
        </table:table-header-rows>
      </table:table>
      <text:p text:style-name="P49"><text:soft-page-break/></text:p>
      <text:p text:style-name="P65">Caso o termo de geração/consumo seja considerado nulo (implicando que no tanque não ocorrem reações químicas, interações ou variações de temperatura, pressão e volume significativas) a equação pode ser expressa como:</text:p>
      <text:p text:style-name="P49"/>
      <table:table table:name="Tabela2" table:style-name="Tabela2">
        <table:table-column table:style-name="Tabela2.A"/>
        <table:table-column table:style-name="Tabela2.B"/>
        <table:table-header-rows>
          <table:table-row table:style-name="TableLine2452003566384">
            <table:table-cell table:style-name="Tabela2.A1" office:value-type="string">
              <text:p text:style-name="P54"><draw:frame draw:style-name="fr1" draw:name="Objeto1" text:anchor-type="as-char" svg:y="-0.683cm" svg:width="3.298cm" svg:height="1.062cm" draw:z-index="0"><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3">(<text:sequence text:ref-name="refText1" text:name="Text" text:formula="ooow:Text+1" style:num-format="1">2</text:sequence>)</text:p>
            </table:table-cell>
          </table:table-row>
        </table:table-header-rows>
      </table:table>
      <text:p text:style-name="P32"/>
      <text:p text:style-name="P34">Onde m é a propriedade, m<text:span text:style-name="T78">in <text:s/></text:span><text:span text:style-name="T94">é a propriedade na corrente de entrada do tanque e m</text:span><text:span text:style-name="T78">out</text:span><text:span text:style-name="T94"> é a propriedade na corrente de saída do tanque. A </text:span><text:span text:style-name="T95">equação pode ser expandida, com </text:span><text:span text:style-name="T96">m</text:span><text:span text:style-name="T97"> se aplicando a cada propriedade de cada componente das correntes de entrada e saída.</text:span></text:p>
      <text:h text:style-name="P83" text:outline-level="3"><text:bookmark-start text:name="__RefHeading___Toc7599_3921742770"/>Reator<text:span text:style-name="T104">es</text:span> CSTR <text:span text:style-name="T104">e Batelada</text:span><text:bookmark-end text:name="__RefHeading___Toc7599_3921742770"/></text:h>
      <text:p text:style-name="P21"><text:span text:style-name="T10">A modelagem de um volume de controle qualquer, que servirá de base para a representação de diferentes reatores, </text:span><text:span text:style-name="T69">é relativamente parecida com a </text:span><text:span text:style-name="T11">apresentada no</text:span><text:span text:style-name="T69"> tópico </text:span><text:span text:style-name="T69"><text:bookmark-ref text:reference-format="number-all-superior" text:ref-name="__RefHeading___Toc7597_3921742770">3.3.1</text:bookmark-ref></text:span><text:span text:style-name="T69"><text:s/></text:span><text:span text:style-name="T69"><text:bookmark-ref text:reference-format="text" text:ref-name="__RefHeading___Toc7597_3921742770">Tanque</text:bookmark-ref></text:span><text:span text:style-name="T69">, sendo a principal diferença a existência de um termo de geração </text:span><text:span text:style-name="T70">ou </text:span><text:span text:style-name="T69">consumo de matéria, </text:span><text:span text:style-name="T70">o que acaba por implicar também na possibilidade de termos para o consumo ou geração de energia em virtude das reações químicas que </text:span><text:span text:style-name="T8">ocorrem. </text:span><text:span text:style-name="T9">O balanço de massa pode ser resumido como segue:</text:span></text:p>
      <table:table table:name="Tabela3" table:style-name="Tabela3">
        <table:table-column table:style-name="Tabela3.A"/>
        <table:table-column table:style-name="Tabela3.B"/>
        <table:table-header-rows>
          <table:table-row table:style-name="TableLine2452003558224">
            <table:table-cell table:style-name="Tabela3.A1" office:value-type="string">
              <text:p text:style-name="P12"><draw:frame draw:style-name="fr1" draw:name="Objeto3" text:anchor-type="as-char" svg:y="-0.377cm" svg:width="12.569cm" svg:height="0.482cm" draw:z-index="1"><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3">(<text:sequence text:ref-name="refText2" text:name="Text" text:formula="ooow:Text+1" style:num-format="1">3</text:sequence>)</text:p>
            </table:table-cell>
          </table:table-row>
        </table:table-header-rows>
      </table:table>
      <text:p text:style-name="P35"/>
      <text:p text:style-name="P35">O que por sua vez pode ser representado como símbolos:</text:p>
      <text:p text:style-name="P36"/>
      <table:table table:name="Tabela5" table:style-name="Tabela5">
        <table:table-column table:style-name="Tabela5.A"/>
        <table:table-column table:style-name="Tabela5.B"/>
        <table:table-header-rows>
          <table:table-row table:style-name="TableLine2452003559312">
            <table:table-cell table:style-name="Tabela5.A1" office:value-type="string">
              <text:p text:style-name="P11"><draw:frame draw:style-name="fr1" draw:name="Objeto4" text:anchor-type="as-char" svg:y="-0.743cm" svg:width="3.845cm" svg:height="1.12cm" draw:z-index="2"><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3">(<text:sequence text:ref-name="refText3" text:name="Text" text:formula="ooow:Text+1" style:num-format="1">4</text:sequence>)</text:p>
            </table:table-cell>
          </table:table-row>
        </table:table-header-rows>
      </table:table>
      <text:p text:style-name="P35">Onde F representa a vazão molar da substância “j”, N representa o número de mols, V o volume e t o tempo. O subscrito “0” em F<text:span text:style-name="T78">j0</text:span><text:span text:style-name="T94"> indica se tratar da corrente localizada na entrada do reator, ao passo que F</text:span><text:span text:style-name="T78">j</text:span><text:span text:style-name="T94"> representa a corrente de saída. </text:span><text:span text:style-name="T98">A equação </text:span><text:span text:style-name="T98"><text:sequence-ref text:reference-format="value" text:ref-name="refText3">4</text:sequence-ref></text:span><text:span text:style-name="T98"><text:s/>é generalista, e pode ser empregada tanto para a modelagem de reatores batelada quanto contínuos.</text:span></text:p>
      <text:p text:style-name="P66"/>
      <text:p text:style-name="P21"><text:soft-page-break/><text:span text:style-name="T21">Um </text:span><text:span text:style-name="T22">CSTR (Reator perfeitamente agitado, do inglês </text:span><text:span text:style-name="T4">Countinuous stirred-tank reactor</text:span><text:span text:style-name="T12">) </text:span><text:span text:style-name="T13">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13">(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13">. </text:span><text:span text:style-name="T23">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24">volume</text:span><text:span text:style-name="T23">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23">(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23">. </text:span></text:p>
      <text:h text:style-name="P75" text:outline-level="1">Equacionamento</text:h>
      <text:h text:style-name="P84" text:outline-level="3">Adimensionalização das equações</text:h>
      <text:p text:style-name="P37">Seja a definição de cada variável como um adimen<text:span text:style-name="T117">s</text:span>ional:</text:p>
      <text:p text:style-name="P37"/>
      <table:table table:name="Tabela6" table:style-name="Tabela6">
        <table:table-column table:style-name="Tabela6.A"/>
        <table:table-column table:style-name="Tabela6.B"/>
        <table:table-header-rows>
          <table:table-row table:style-name="TableLine2452003563664">
            <table:table-cell table:style-name="Tabela6.A1" office:value-type="string">
              <text:p text:style-name="P14"><draw:frame draw:style-name="fr1" draw:name="Objeto5" text:anchor-type="as-char" svg:y="-0.377cm" svg:width="2.21cm" svg:height="0.531cm" draw:z-index="4"><draw:object xlink:href="./Object 5" xlink:type="simple" xlink:show="embed" xlink:actuate="onLoad"/><draw:image xlink:href="./ObjectReplacements/Object 5" xlink:type="simple" xlink:show="embed" xlink:actuate="onLoad"/><svg:desc>fórmula</svg:desc></draw:frame></text:p>
            </table:table-cell>
            <table:table-cell table:style-name="Tabela6.A1" office:value-type="string">
              <text:p text:style-name="P13">(<text:sequence text:ref-name="refText4" text:name="Text" text:formula="ooow:Text+1" style:num-format="1">5</text:sequence>)</text:p>
            </table:table-cell>
          </table:table-row>
        </table:table-header-rows>
      </table:table>
      <text:p text:style-name="P50"/>
      <text:p text:style-name="P37">Onde <text:span text:style-name="T35">N</text:span> é a representação de cada variável, <text:span text:style-name="T35">N</text:span><text:span text:style-name="T78">A</text:span><text:span text:style-name="T94"> é a variável adimensional e </text:span><text:span text:style-name="T100">N</text:span><text:span text:style-name="T78">S</text:span><text:span text:style-name="T94"> é a constante de adimensionalização. Seguindo esse padrão, podemos fazer </text:span><text:span text:style-name="T99">a substituição de cada uma das variáveis de interesse nas respectivas equações (X, P, S, V e t).</text:span></text:p>
      <text:h text:style-name="P86" text:outline-level="4">Reações</text:h>
      <text:list xml:id="list1419795870" text:style-name="L2">
        <text:list-item>
          <text:p text:style-name="P73">Células</text:p>
        </text:list-item>
      </text:list>
      <table:table table:name="Tabela9" table:style-name="Tabela9">
        <table:table-column table:style-name="Tabela9.A"/>
        <table:table-column table:style-name="Tabela9.B"/>
        <table:table-header-rows>
          <table:table-row table:style-name="TableLine2452003558768">
            <table:table-cell table:style-name="Tabela9.A1" office:value-type="string">
              <text:p text:style-name="P14"><draw:frame draw:style-name="fr1" draw:name="Objeto9" text:anchor-type="as-char" svg:y="-0.683cm" svg:width="6.854cm" svg:height="1.178cm" draw:z-index="5"><draw:object xlink:href="./Object 9" xlink:type="simple" xlink:show="embed" xlink:actuate="onLoad"/><draw:image xlink:href="./ObjectReplacements/Object 9" xlink:type="simple" xlink:show="embed" xlink:actuate="onLoad"/><svg:desc>fórmula</svg:desc></draw:frame></text:p>
            </table:table-cell>
            <table:table-cell table:style-name="Tabela9.A1" office:value-type="string">
              <text:p text:style-name="P13">(<text:sequence text:ref-name="refText5" text:name="Text" text:formula="ooow:Text+1" style:num-format="1">6</text:sequence>)</text:p>
            </table:table-cell>
          </table:table-row>
        </table:table-header-rows>
      </table:table>
      <text:p text:style-name="P39"/>
      <table:table table:name="Tabela10" table:style-name="Tabela10">
        <table:table-column table:style-name="Tabela10.A"/>
        <table:table-column table:style-name="Tabela10.B"/>
        <table:table-header-rows>
          <table:table-row table:style-name="TableLine2452003560672">
            <table:table-cell table:style-name="Tabela10.A1" office:value-type="string">
              <text:p text:style-name="P14"><draw:frame draw:style-name="fr1" draw:name="Objeto8" text:anchor-type="as-char" svg:y="-0.743cm" svg:width="9.869cm" svg:height="1.244cm" draw:z-index="6"><draw:object xlink:href="./Object 8" xlink:type="simple" xlink:show="embed" xlink:actuate="onLoad"/><draw:image xlink:href="./ObjectReplacements/Object 8" xlink:type="simple" xlink:show="embed" xlink:actuate="onLoad"/><svg:desc>fórmula</svg:desc></draw:frame></text:p>
            </table:table-cell>
            <table:table-cell table:style-name="Tabela10.A1" office:value-type="string">
              <text:p text:style-name="P13">(<text:sequence text:ref-name="refText6" text:name="Text" text:formula="ooow:Text+1" style:num-format="1">7</text:sequence>)</text:p>
            </table:table-cell>
          </table:table-row>
        </table:table-header-rows>
      </table:table>
      <text:p text:style-name="P69"/>
      <text:list xml:id="list105720404601415" text:continue-numbering="true" text:style-name="L2">
        <text:list-item>
          <text:p text:style-name="P73">Produto</text:p>
        </text:list-item>
      </text:list>
      <table:table table:name="Tabela7" table:style-name="Tabela7">
        <table:table-column table:style-name="Tabela7.A"/>
        <table:table-column table:style-name="Tabela7.B"/>
        <table:table-header-rows>
          <table:table-row table:style-name="TableLine2452003578352">
            <table:table-cell table:style-name="Tabela7.A1" office:value-type="string">
              <text:p text:style-name="P14"><draw:frame draw:style-name="fr1" draw:name="Objeto6" text:anchor-type="as-char" svg:y="-0.619cm" svg:width="3.56cm" svg:height="0.998cm" draw:z-index="7"><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3">(<text:sequence text:ref-name="refText7" text:name="Text" text:formula="ooow:Text+1" style:num-format="1">8</text:sequence>)</text:p>
            </table:table-cell>
          </table:table-row>
        </table:table-header-rows>
      </table:table>
      <text:p text:style-name="P42"/>
      <table:table table:name="Tabela13" table:style-name="Tabela13">
        <table:table-column table:style-name="Tabela13.A"/>
        <table:table-column table:style-name="Tabela13.B"/>
        <table:table-header-rows>
          <table:table-row table:style-name="TableLine2452003580256">
            <table:table-cell table:style-name="Tabela13.A1" office:value-type="string">
              <text:p text:style-name="P14"><draw:frame draw:style-name="fr1" draw:name="Objeto12" text:anchor-type="as-char" svg:y="-0.683cm" svg:width="6.599cm" svg:height="1.124cm" draw:z-index="10"><draw:object xlink:href="./Object 12" xlink:type="simple" xlink:show="embed" xlink:actuate="onLoad"/><draw:image xlink:href="./ObjectReplacements/Object 12" xlink:type="simple" xlink:show="embed" xlink:actuate="onLoad"/><svg:desc>fórmula</svg:desc></draw:frame></text:p>
            </table:table-cell>
            <table:table-cell table:style-name="Tabela13.A1" office:value-type="string">
              <text:p text:style-name="P13">(<text:sequence text:ref-name="refText8" text:name="Text" text:formula="ooow:Text+1" style:num-format="1">9</text:sequence>)</text:p>
            </table:table-cell>
          </table:table-row>
        </table:table-header-rows>
      </table:table>
      <text:list xml:id="list105721031395289" text:continue-numbering="true" text:style-name="L2">
        <text:list-item>
          <text:p text:style-name="P73">Substrato</text:p>
        </text:list-item>
      </text:list>
      <text:p text:style-name="P40"><text:soft-page-break/></text:p>
      <table:table table:name="Tabela11" table:style-name="Tabela11">
        <table:table-column table:style-name="Tabela11.A"/>
        <table:table-column table:style-name="Tabela11.B"/>
        <table:table-header-rows>
          <table:table-row table:style-name="TableLine2452003582160">
            <table:table-cell table:style-name="Tabela11.A1" office:value-type="string">
              <text:p text:style-name="P14"><draw:frame draw:style-name="fr1" draw:name="Objeto7" text:anchor-type="as-char" svg:y="-0.619cm" svg:width="4.214cm" svg:height="1.062cm" draw:z-index="8"><draw:object xlink:href="./Object 7" xlink:type="simple" xlink:show="embed" xlink:actuate="onLoad"/><draw:image xlink:href="./ObjectReplacements/Object 7" xlink:type="simple" xlink:show="embed" xlink:actuate="onLoad"/><svg:desc>fórmula</svg:desc></draw:frame></text:p>
            </table:table-cell>
            <table:table-cell table:style-name="Tabela11.A1" office:value-type="string">
              <text:p text:style-name="P13">(<text:sequence text:ref-name="refText9" text:name="Text" text:formula="ooow:Text+1" style:num-format="1">10</text:sequence>)</text:p>
            </table:table-cell>
          </table:table-row>
        </table:table-header-rows>
      </table:table>
      <text:p text:style-name="P51"/>
      <text:p text:style-name="P41"/>
      <table:table table:name="Tabela12" table:style-name="Tabela12">
        <table:table-column table:style-name="Tabela12.A"/>
        <table:table-column table:style-name="Tabela12.B"/>
        <table:table-header-rows>
          <table:table-row table:style-name="TableLine2452003574816">
            <table:table-cell table:style-name="Tabela12.A1" office:value-type="string">
              <text:p text:style-name="P14"><draw:frame draw:style-name="fr1" draw:name="Objeto11" text:anchor-type="as-char" svg:y="-0.683cm" svg:width="7.019cm" svg:height="1.124cm" draw:z-index="9"><draw:object xlink:href="./Object 11" xlink:type="simple" xlink:show="embed" xlink:actuate="onLoad"/><draw:image xlink:href="./ObjectReplacements/Object 11" xlink:type="simple" xlink:show="embed" xlink:actuate="onLoad"/><svg:desc>fórmula</svg:desc></draw:frame></text:p>
            </table:table-cell>
            <table:table-cell table:style-name="Tabela12.A1" office:value-type="string">
              <text:p text:style-name="P13">(<text:sequence text:ref-name="refText10" text:name="Text" text:formula="ooow:Text+1" style:num-format="1">11</text:sequence>)</text:p>
            </table:table-cell>
          </table:table-row>
        </table:table-header-rows>
      </table:table>
      <text:p text:style-name="P38"/>
      <text:h text:style-name="P87" text:outline-level="4">Balanço de massa e de volume</text:h>
      <text:p text:style-name="P43">Para a concentração de cada substância ou célula N, podemos realizar o balanço de entrada e de saída:</text:p>
      <table:table table:name="Tabela8" table:style-name="Tabela8">
        <table:table-column table:style-name="Tabela8.A"/>
        <table:table-column table:style-name="Tabela8.B"/>
        <table:table-header-rows>
          <table:table-row table:style-name="TableLine2452003576176">
            <table:table-cell table:style-name="Tabela8.A1" office:value-type="string">
              <text:p text:style-name="P14"><draw:frame draw:style-name="fr1" draw:name="Objeto10" text:anchor-type="as-char" svg:y="-0.683cm" svg:width="8.573cm" svg:height="1.124cm" draw:z-index="11"><draw:object xlink:href="./Object 10" xlink:type="simple" xlink:show="embed" xlink:actuate="onLoad"/><draw:image xlink:href="./ObjectReplacements/Object 10" xlink:type="simple" xlink:show="embed" xlink:actuate="onLoad"/><svg:desc>fórmula</svg:desc></draw:frame></text:p>
            </table:table-cell>
            <table:table-cell table:style-name="Tabela8.A1" office:value-type="string">
              <text:p text:style-name="P13">(<text:sequence text:ref-name="refText11" text:name="Text" text:formula="ooow:Text+1" style:num-format="1">12</text:sequence>)</text:p>
            </table:table-cell>
          </table:table-row>
        </table:table-header-rows>
      </table:table>
      <text:p text:style-name="P52"/>
      <text:p text:style-name="P43">Onde f<text:span text:style-name="T78">in</text:span><text:span text:style-name="T94"> é a vazão volumétrica de entrada, </text:span><text:span text:style-name="T101">N</text:span><text:span text:style-name="T78">in</text:span><text:span text:style-name="T94"> é a concentração </text:span><text:span text:style-name="T102">de N</text:span><text:span text:style-name="T94"> na </text:span><text:span text:style-name="T101">corrente de entrada</text:span><text:span text:style-name="T94"> </text:span><text:span text:style-name="T102">do reator</text:span><text:span text:style-name="T94">, f</text:span><text:span text:style-name="T78">out</text:span><text:span text:style-name="T94"> é a vazão volumétrica na saída do reator e </text:span><text:span text:style-name="T101">N</text:span><text:span text:style-name="T78">A</text:span><text:span text:style-name="T94"> e </text:span><text:span text:style-name="T101">N</text:span><text:span text:style-name="T78">S</text:span><text:span text:style-name="T94"> são respectivamente a concentração adimensional </text:span><text:span text:style-name="T102">no interior do reator e a constante de adimensionalidade.</text:span></text:p>
      <text:p text:style-name="P67">O balanço de volume é dado por:</text:p>
      <text:p text:style-name="P67"/>
      <table:table table:name="Tabela14" table:style-name="Tabela14">
        <table:table-column table:style-name="Tabela14.A"/>
        <table:table-column table:style-name="Tabela14.B"/>
        <table:table-header-rows>
          <table:table-row table:style-name="TableLine2452003579440">
            <table:table-cell table:style-name="Tabela14.A1" office:value-type="string">
              <text:p text:style-name="P14"><draw:frame draw:style-name="fr1" draw:name="Objeto13" text:anchor-type="as-char" svg:y="-0.619cm" svg:width="2.485cm" svg:height="0.998cm" draw:z-index="12"><draw:object xlink:href="./Object 13" xlink:type="simple" xlink:show="embed" xlink:actuate="onLoad"/><draw:image xlink:href="./ObjectReplacements/Object 13" xlink:type="simple" xlink:show="embed" xlink:actuate="onLoad"/><svg:desc>fórmula</svg:desc></draw:frame></text:p>
            </table:table-cell>
            <table:table-cell table:style-name="Tabela14.A1" office:value-type="string">
              <text:p text:style-name="P13">(<text:sequence text:ref-name="refText12" text:name="Text" text:formula="ooow:Text+1" style:num-format="1">13</text:sequence>)</text:p>
            </table:table-cell>
          </table:table-row>
        </table:table-header-rows>
      </table:table>
      <text:p text:style-name="P68"/>
      <text:p text:style-name="P44">E pode ser adimensionalizado seguindo o mesmo padrão anterior:</text:p>
      <text:p text:style-name="P44"/>
      <table:table table:name="Tabela15" table:style-name="Tabela15">
        <table:table-column table:style-name="Tabela15.A"/>
        <table:table-column table:style-name="Tabela15.B"/>
        <table:table-header-rows>
          <table:table-row table:style-name="TableLine2452003463840">
            <table:table-cell table:style-name="Tabela15.A1" office:value-type="string">
              <text:p text:style-name="P14"><draw:frame draw:style-name="fr1" draw:name="Objeto14" text:anchor-type="as-char" svg:y="-0.683cm" svg:width="3.27cm" svg:height="1.124cm" draw:z-index="13"><draw:object xlink:href="./Object 14" xlink:type="simple" xlink:show="embed" xlink:actuate="onLoad"/><draw:image xlink:href="./ObjectReplacements/Object 14" xlink:type="simple" xlink:show="embed" xlink:actuate="onLoad"/><svg:desc>fórmula</svg:desc></draw:frame></text:p>
            </table:table-cell>
            <table:table-cell table:style-name="Tabela15.A1" office:value-type="string">
              <text:p text:style-name="P13">(<text:sequence text:ref-name="refText13" text:name="Text" text:formula="ooow:Text+1" style:num-format="1">14</text:sequence>)</text:p>
            </table:table-cell>
          </table:table-row>
        </table:table-header-rows>
      </table:table>
      <text:h text:style-name="P85" text:outline-level="3">Definição das constantes</text:h>
      <text:p text:style-name="P18"><text:soft-page-break/>As constantes foram definidas conforme a tabela:</text:p>
      <text:p text:style-name="P16">Tabela <text:sequence text:ref-name="refTable0" text:name="Table" text:formula="ooow:Table+1" style:num-format="1">1</text:sequence><text:s/>- <text:s/><text:span text:style-name="T119">Valores de referência para constantes de adimensionalidade</text:span></text:p>
      <table:table table:name="Tabela16" table:style-name="Tabela16" table:template-name="Academic">
        <table:table-column table:style-name="Tabela16.A"/>
        <table:table-column table:style-name="Tabela16.B"/>
        <table:table-row table:style-name="Tabela16.1">
          <table:table-cell table:style-name="Tabela16.A1" office:value-type="string">
            <text:p text:style-name="P5">Constante</text:p>
          </table:table-cell>
          <table:table-cell table:style-name="Tabela16.A1" office:value-type="string">
            <text:p text:style-name="P5">Valor Referência</text:p>
          </table:table-cell>
        </table:table-row>
        <table:table-row table:style-name="Tabela16.2">
          <table:table-cell table:style-name="Tabela16.A2" office:value-type="string">
            <text:p text:style-name="P6">X<text:span text:style-name="T79">A</text:span></text:p>
          </table:table-cell>
          <table:table-cell table:style-name="Tabela16.A2" office:value-type="string">
            <text:p text:style-name="P6">X<text:span text:style-name="T79">m</text:span></text:p>
          </table:table-cell>
        </table:table-row>
        <table:table-row table:style-name="Tabela16.3">
          <table:table-cell table:style-name="Tabela16.A2" office:value-type="string">
            <text:p text:style-name="P8">P<text:span text:style-name="T78">A</text:span></text:p>
          </table:table-cell>
          <table:table-cell table:style-name="Tabela16.A2" office:value-type="string">
            <text:p text:style-name="P8">P<text:span text:style-name="T78">m</text:span></text:p>
          </table:table-cell>
        </table:table-row>
        <table:table-row table:style-name="Tabela16.4">
          <table:table-cell table:style-name="Tabela16.A2" office:value-type="string">
            <text:p text:style-name="P8">S<text:span text:style-name="T78">A</text:span></text:p>
          </table:table-cell>
          <table:table-cell table:style-name="Tabela16.A2" office:value-type="string">
            <text:p text:style-name="P10">S<text:span text:style-name="T78">o</text:span></text:p>
          </table:table-cell>
        </table:table-row>
        <table:table-row table:style-name="Tabela16.1">
          <table:table-cell table:style-name="Tabela16.A2" office:value-type="string">
            <text:p text:style-name="P8">V<text:span text:style-name="T78">A</text:span></text:p>
          </table:table-cell>
          <table:table-cell table:style-name="Tabela16.A2" office:value-type="string">
            <text:p text:style-name="P8">V<text:span text:style-name="T78">reator</text:span></text:p>
          </table:table-cell>
        </table:table-row>
        <table:table-row table:style-name="Tabela16.1">
          <table:table-cell table:style-name="Tabela16.A6" office:value-type="string">
            <text:p text:style-name="P8">t<text:span text:style-name="T78">A</text:span></text:p>
          </table:table-cell>
          <table:table-cell table:style-name="Tabela16.A6" office:value-type="string">
            <text:p text:style-name="P8">Tempo do experimento</text:p>
          </table:table-cell>
        </table:table-row>
      </table:table>
      <text:p text:style-name="P17">Fonte: <text:span text:style-name="T118">Autor (2023)</text:span></text:p>
      <text:p text:style-name="P18"/>
      <text:p text:style-name="P38">a</text:p>
      <text:h text:style-name="P77" text:outline-level="1">Anotações de artigos</text:h>
      <text:p text:style-name="P45"/>
      <text:h text:style-name="P76" text:outline-level="1"><text:bookmark-start text:name="__RefHeading___Toc2565_789336619"/>Referências<text:bookmark-end text:name="__RefHeading___Toc2565_789336619"/></text:h>
      <text:section text:style-name="Sect1" text:name="ZOTERO_BIBL {&quot;uncited&quot;:[],&quot;omitted&quot;:[],&quot;custom&quot;:[]} CSL_BIBLIOGRAPHY RNDfK1ctvkjY0">
        <text:p text:style-name="P46">ALTAF, MD.; NAVEENA, B. J.; REDDY, G. Use of inexpensive nitrogen sources and starch for l(+) lactic acid production in anaerobic submerged fermentation. <text:span text:style-name="T1">Bioresource Technology</text:span>, v. 98, n. 3, p. 498–503, fev. 2007. </text:p>
        <text:p text:style-name="P46">ALTIOK, D.; TOKATLI, F.; HARSA, Ş. Kinetic modelling of lactic acid production from whey byLactobacillus casei (NRRL B-441). <text:span text:style-name="T1">Journal of Chemical Technology &amp; Biotechnology</text:span>, v. 81, n. 7, p. 1190–1197, jul. 2006. </text:p>
        <text:p text:style-name="P46">ARCANJO, M. R. A.; FERNANDES, F. A. N.; SILVA, I. J. Separation of Lactic Acid Produced by Hydrothermal Conversion of Glycerol Using Ion-Exchange Chromatography. <text:span text:style-name="T1">Adsorption Science &amp; Technology</text:span>, v. 33, n. 2, p. 139–151, fev. 2015. </text:p>
        <text:p text:style-name="P46">BÜYÜKKILECI, A. O.; HARSA, S. Batch production ofL(+) lactic acid from whey by Lactobacillus casei(NRRL B-441). <text:span text:style-name="T1">Journal of Chemical Technology &amp; Biotechnology</text:span>, v. 79, n. 9, p. 1036–1040, set. 2004. </text:p>
        <text:p text:style-name="P46">DATTA, R. et al. Technological and economic potential of poly(lactic acid) and lactic acid derivatives. <text:span text:style-name="T1">FEMS Microbiology Reviews</text:span>, v. 16, n. 2–3, p. 221–231, fev. 1995. </text:p>
        <text:p text:style-name="P46">DE OLIVEIRA, P. M. et al. Production of L (+) Lactic Acid by Lactobacillus casei Ke11: Fed Batch Fermentation Strategies. <text:span text:style-name="T1">Fermentation</text:span>, v. 7, n. 3, p. 151, 13 ago. 2021. </text:p>
        <text:p text:style-name="P46">DEY, P.; PAL, P. Modelling and simulation of continuous L (+) lactic acid production from sugarcane juice in membrane integrated hybrid-reactor system. <text:span text:style-name="T1">Biochemical Engineering Journal</text:span>, v. 79, p. 15–24, out. 2013. </text:p>
        <text:p text:style-name="P46">DIN, N. A. S. et al. Lactic acid separation and recovery from fermentation broth by ion-exchange resin: A review. <text:span text:style-name="T1">Bioresources and Bioprocessing</text:span>, v. 8, n. 1, p. 31, dez. 2021. </text:p>
        <text:p text:style-name="P46">DORAN, P. M. <text:span text:style-name="T1">Bioprocess engineering principles</text:span>. 2nd ed ed. Amsterdam ; Boston: Elsevier/Academic Press, 2013. </text:p>
        <text:p text:style-name="P46">FOGLER, H. S. <text:span text:style-name="T1">Essentials of chemical reaction engineering</text:span>. Second edition ed. Boston: Prentice Hall, 2018. </text:p>
        <text:p text:style-name="P46">HAMAMCI, H.; RYU, D. D. Y. Production of L(+)-lactic acid using immobilized rhizopus oryzae reactor performance based on kinetic model and simulation. <text:span text:style-name="T1">Applied Biochemistry and Biotechnology</text:span>, v. 44, n. 2, p. 125–133, fev. 1994. </text:p>
        <text:p text:style-name="P46">KOMESU, A.; MACIEL, M. R. W.; FILHO, R. M. Lactic Acid Production to Purification: A Review. p. 20, 2017. </text:p>
        <text:p text:style-name="P46">LEE, E. G. et al. Lactic acid recovery using two-stage electrodialysis and its modelling. <text:span text:style-name="T1">Journal of Membrane Science</text:span>, v. 145, n. 1, p. 53–66, jun. 1998. </text:p>
        <text:p text:style-name="P46"><text:soft-page-break/>LI, Z. et al. L-Lactic acid production byLactobacillus casei fermentation with corn steep liquor-supplemented acid-hydrolysate of soybean meal. <text:span text:style-name="T1">Biotechnology Journal</text:span>, v. 1, n. 12, p. 1453–1458, dez. 2006. </text:p>
        <text:p text:style-name="P46">LÓPEZ-GÓMEZ, J. P. et al. A review on the current developments in continuous lactic acid fermentations and case studies utilising inexpensive raw materials. <text:span text:style-name="T1">Process Biochemistry</text:span>, v. 79, p. 1–10, abr. 2019. </text:p>
        <text:p text:style-name="P46">NANCIB, A. et al. The use of date waste for lactic acid production by a fed-batch culture using Lactobacillus casei subsp. rhamnosus. <text:span text:style-name="T1">Brazilian Journal of Microbiology</text:span>, v. 46, n. 3, p. 893–902, set. 2015. </text:p>
        <text:p text:style-name="P46">POHANKA, M. D-Lactic Acid as a Metabolite: Toxicology, Diagnosis, and Detection. <text:span text:style-name="T1">BioMed Research International</text:span>, v. 2020, p. 1–9, 18 jun. 2020. </text:p>
        <text:p text:style-name="P46">PRADHAN, N. et al. Kinetic modeling of hydrogen and L-lactic acid production by Thermotoga neapolitana via capnophilic lactic fermentation of starch. <text:span text:style-name="T1">Bioresource Technology</text:span>, v. 332, p. 125127, jul. 2021. </text:p>
        <text:p text:style-name="P46">QUINTERO, J. et al. fermentative process of cassava syrup using ion exchange resins. p. 14, 2012. </text:p>
        <text:p text:style-name="P46">RAISSI, M.; PERDIKARIS, P.; KARNIADAKIS, G. E. Physics-informed neural networks: A deep learning framework for solving forward and inverse problems involving nonlinear partial differential equations. <text:span text:style-name="T1">Journal of Computational Physics</text:span>, v. 378, p. 686–707, fev. 2019. </text:p>
        <text:p text:style-name="P46">REZVANI, F.; ARDESTANI, F.; NAJAFPOUR, G. Growth kinetic models of five species of Lactobacilli and lactose consumption in batch submerged culture. <text:span text:style-name="T1">Brazilian Journal of Microbiology</text:span>, v. 48, n. 2, p. 251–258, abr. 2017. </text:p>
        <text:p text:style-name="P46">SALVAÑAL, L. et al. l-lactic acid production using the syrup obtained in biorefinery of carrot discards. <text:span text:style-name="T1">Food and Bioproducts Processing</text:span>, v. 127, p. 465–471, maio 2021. </text:p>
        <text:p text:style-name="P46">SANTANA, V. V. et al. A First Approach towards Adsorption-Oriented Physics-Informed Neural Networks: Monoclonal Antibody Adsorption Performance on an Ion-Exchange Column as a Case Study. <text:span text:style-name="T1">ChemEngineering</text:span>, v. 6, n. 2, p. 21, 1 mar. 2022. </text:p>
        <text:p text:style-name="P46">THAKUR, A.; PANESAR, P. S.; SAINI, M. S. Optimization of process parameters and estimation of kinetic parameters for lactic acid production by Lactobacillus casei MTCC 1423. <text:span text:style-name="T1">Biomass Conversion and Biorefinery</text:span>, v. 9, n. 2, p. 253–266, jun. 2019. </text:p>
        <text:p text:style-name="P46">VERA-PEÑA, M. Y.; HERNÁNDEZ-GARCÍA, H.; VALENCIA-GARCÍA, F. E. Kinetic modeling of lactic acid production, co-substrate consumptions and growth in Lactiplantibacillus plantarum 60-1. <text:span text:style-name="T1">Revista DYNA</text:span>, v. 89, n. 224, p. 51–59, 2022. </text:p>
      </text:section>
      <text:p text:style-name="P5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2"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1edb94d"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1-27T10:57:19.215000000</dc:date>
    <meta:editing-duration>P2DT18H13M30S</meta:editing-duration>
    <meta:editing-cycles>420</meta:editing-cycles>
    <meta:generator>LibreOffice/7.2.1.2$Windows_X86_64 LibreOffice_project/87b77fad49947c1441b67c559c339af8f3517e22</meta:generator>
    <meta:document-statistic meta:table-count="16" meta:image-count="0" meta:object-count="14" meta:page-count="17" meta:paragraph-count="186" meta:word-count="3640" meta:character-count="23225" meta:non-whitespace-character-count="19769"/>
    <meta:user-defined meta:name="ZOTERO_PREF_1">&lt;data data-version="3" zotero-version="6.0.20"&gt;&lt;session id="TZS3bM7G"/&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1/content.xml><?xml version="1.0" encoding="utf-8"?>
<math xmlns="http://www.w3.org/1998/Math/MathML" display="block">
  <semantics>
    <mrow>
      <mfrac>
        <msub>
          <mi>S</mi>
          <mi>S</mi>
        </msub>
        <msub>
          <mi>t</mi>
          <mi>S</mi>
        </msub>
      </mfrac>
      <mrow>
        <msub>
          <mi>r</mi>
          <msub>
            <mi>S</mi>
            <mi>A</mi>
          </msub>
        </msub>
        <mo stretchy="false">=</mo>
        <mfrac>
          <msub>
            <mi>S</mi>
            <mi>S</mi>
          </msub>
          <msub>
            <mi>t</mi>
            <mi>S</mi>
          </msub>
        </mfrac>
      </mrow>
      <mrow>
        <mfrac>
          <msub>
            <mi mathvariant="italic">dS</mi>
            <mi>A</mi>
          </msub>
          <msub>
            <mi mathvariant="italic">dt</mi>
            <mi>A</mi>
          </msub>
        </mfrac>
        <mo stretchy="false">=</mo>
        <mfrac>
          <mrow>
            <mo stretchy="false">−</mo>
            <mn>1</mn>
          </mrow>
          <msub>
            <mi>Y</mi>
            <mi mathvariant="italic">PS</mi>
          </msub>
        </mfrac>
      </mrow>
      <mfrac>
        <msub>
          <mi>P</mi>
          <mi>S</mi>
        </msub>
        <msub>
          <mi>t</mi>
          <mi>s</mi>
        </msub>
      </mfrac>
      <mrow>
        <mfrac>
          <msub>
            <mi mathvariant="italic">dP</mi>
            <mi>A</mi>
          </msub>
          <msub>
            <mi mathvariant="italic">dt</mi>
            <mi>A</mi>
          </msub>
        </mfrac>
        <mo stretchy="false">−</mo>
        <msub>
          <mi>m</mi>
          <mi>s</mi>
        </msub>
      </mrow>
      <msub>
        <mi>X</mi>
        <mi>A</mi>
      </msub>
      <msub>
        <mi>X</mi>
        <mi>S</mi>
      </msub>
    </mrow>
    <annotation encoding="StarMath 5.0">{S_S over t_S}r_{S_A} = {S_S over t_S} dS_A over dt_A = - 1 over Y_PS P_S over t_s dP_A over dt_A - m_s X_A X_S</annotation>
  </semantics>
</math>
</file>

<file path=Object 12/content.xml><?xml version="1.0" encoding="utf-8"?>
<math xmlns="http://www.w3.org/1998/Math/MathML" display="block">
  <semantics>
    <mrow>
      <mfrac>
        <msub>
          <mi>P</mi>
          <mi>S</mi>
        </msub>
        <msub>
          <mi>t</mi>
          <mi>S</mi>
        </msub>
      </mfrac>
      <mrow>
        <msub>
          <mi>r</mi>
          <msub>
            <mi>P</mi>
            <mi>A</mi>
          </msub>
        </msub>
        <mo stretchy="false">=</mo>
        <mfrac>
          <msub>
            <mi>P</mi>
            <mi>S</mi>
          </msub>
          <msub>
            <mi>t</mi>
            <mi>S</mi>
          </msub>
        </mfrac>
      </mrow>
      <mrow>
        <mfrac>
          <msub>
            <mi mathvariant="italic">dP</mi>
            <mi>A</mi>
          </msub>
          <msub>
            <mi mathvariant="italic">dt</mi>
            <mi>A</mi>
          </msub>
        </mfrac>
        <mo stretchy="false">=</mo>
        <mi>α</mi>
      </mrow>
      <mfrac>
        <msub>
          <mi>X</mi>
          <mi>S</mi>
        </msub>
        <msub>
          <mi>t</mi>
          <mi>S</mi>
        </msub>
      </mfrac>
      <mrow>
        <mfrac>
          <msub>
            <mi mathvariant="italic">dX</mi>
            <mi>A</mi>
          </msub>
          <msub>
            <mi mathvariant="italic">dt</mi>
            <mi>A</mi>
          </msub>
        </mfrac>
        <mo stretchy="false">+</mo>
        <mi>β</mi>
      </mrow>
      <mrow>
        <msub>
          <mi>X</mi>
          <mi>A</mi>
        </msub>
        <msub>
          <mi>X</mi>
          <mi>S</mi>
        </msub>
      </mrow>
    </mrow>
    <annotation encoding="StarMath 5.0">{P_S} over {t_S} r_{P_A} = {P_S} over {t_S} dP_A over dt_A =  α {X_S over t_S} dX_A over dt_A + β{X_A X_S}</annotation>
  </semantics>
</math>
</file>

<file path=Object 13/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4/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i mathvariant="italic">dV</mi>
        </mrow>
      </mrow>
      <mo stretchy="false">=</mo>
      <mfrac>
        <msub>
          <mi mathvariant="italic">dN</mi>
          <mi>j</mi>
        </msub>
        <mi mathvariant="italic">dt</mi>
      </mfrac>
    </mrow>
    <annotation encoding="StarMath 5.0">F_{ j0 } - F_j + int to{V} {dV}  =  dN_j over dt</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6/content.xml><?xml version="1.0" encoding="utf-8"?>
<math xmlns="http://www.w3.org/1998/Math/MathML" display="block">
  <semantics>
    <mrow>
      <mrow>
        <msub>
          <mi>r</mi>
          <mi>P</mi>
        </msub>
        <mo stretchy="false">=</mo>
        <mfrac>
          <mi mathvariant="italic">dP</mi>
          <mi mathvariant="italic">dt</mi>
        </mfrac>
        <mo stretchy="false">=</mo>
        <mi>α</mi>
      </mrow>
      <mrow>
        <mfrac>
          <mi mathvariant="italic">dX</mi>
          <mi mathvariant="italic">dt</mi>
        </mfrac>
        <mo stretchy="false">+</mo>
        <mi mathvariant="italic">βX</mi>
      </mrow>
    </mrow>
    <annotation encoding="StarMath 5.0">r_P = dP over dt =  α dX over dt + βX</annotation>
  </semantics>
</math>
</file>

<file path=Object 7/content.xml><?xml version="1.0" encoding="utf-8"?>
<math xmlns="http://www.w3.org/1998/Math/MathML" display="block">
  <semantics>
    <mrow>
      <mrow>
        <msub>
          <mi>r</mi>
          <mi>S</mi>
        </msub>
        <mo stretchy="false">=</mo>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r_S = dS over dt = - 1 over Y_PS dP over dt - m_s X</annotation>
  </semantics>
</math>
</file>

<file path=Object 8/content.xml><?xml version="1.0" encoding="utf-8"?>
<math xmlns="http://www.w3.org/1998/Math/MathML" display="block">
  <semantics>
    <mrow>
      <mfrac>
        <msub>
          <mi>X</mi>
          <mi>S</mi>
        </msub>
        <msub>
          <mi>t</mi>
          <mi>S</mi>
        </msub>
      </mfrac>
      <mrow>
        <msub>
          <mi>r</mi>
          <msub>
            <mi>X</mi>
            <mi>A</mi>
          </msub>
        </msub>
        <mo stretchy="false">=</mo>
        <mfrac>
          <msub>
            <mi>X</mi>
            <mi>S</mi>
          </msub>
          <msub>
            <mi>t</mi>
            <mi>S</mi>
          </msub>
        </mfrac>
      </mrow>
      <mrow>
        <mfrac>
          <msub>
            <mi mathvariant="italic">dX</mi>
            <mi>A</mi>
          </msub>
          <msub>
            <mi mathvariant="italic">dt</mi>
            <mi>A</mi>
          </msub>
        </mfrac>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X_S over t_S  dX_A over dt_A =  {μ_max S_A S_S} over { K_S + S_A S_S }X left (1- {X_A X_S} over X_M right ) ^{f} left (1- {P_A P_S} over P_M right ) ^{h} </annotation>
  </semantics>
</math>
</file>

<file path=Object 9/content.xml><?xml version="1.0" encoding="utf-8"?>
<math xmlns="http://www.w3.org/1998/Math/MathML" display="block">
  <semantics>
    <mrow>
      <mrow>
        <msub>
          <mi>r</mi>
          <mi>X</mi>
        </msub>
        <mo stretchy="false">=</mo>
        <mfrac>
          <mi mathvariant="italic">dX</mi>
          <mi mathvariant="italic">dt</mi>
        </mfrac>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dX over dt =  {μ_max S} over { K_S + S }X left (1- X over X_M right ) ^{f} left (1- P over P_M right ) ^{h} </annotation>
  </semantics>
</math>
</file>